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3.739cm"/>
    </style:style>
    <style:style style:name="co4" style:family="table-column">
      <style:table-column-properties fo:break-before="auto" style:column-width="3.956cm"/>
    </style:style>
    <style:style style:name="co5" style:family="table-column">
      <style:table-column-properties fo:break-before="auto" style:column-width="3.68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underline-style="none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 style:font-name-asian="DejaVu Sans" style:font-name-complex="DejaVu Sans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style:font-name-asian="DejaVu Sans" style:font-name-complex="DejaVu Sans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style:font-name-asian="DejaVu Sans" style:font-name-complex="DejaVu Sans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Default">
      <style:table-cell-properties fo:border="0.06pt solid #000000"/>
      <style:text-properties style:font-name="Liberation Sans" style:font-name-asian="DejaVu Sans" style:font-name-complex="DejaVu Sans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ext-properties style:font-name="Liberation Sans" style:font-name-asian="DejaVu Sans" style:font-name-complex="DejaVu Sans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15.984cm" svg:height="8.997cm" svg:x="14.638cm" svg:y="62.713cm">
            <draw:object draw:notify-on-update-of-ranges="Hoja1.A161:Hoja1.A162 Hoja1.A154:Hoja1.A154 Hoja1.B161:Hoja1.B162 Hoja1.A164:Hoja1.A164 Hoja1.B171:Hoja1.B172 Hoja1.A174:Hoja1.A174 Hoja1.B181:Hoja1.B1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14.635cm" svg:y="72.382cm">
            <draw:object draw:notify-on-update-of-ranges="Hoja1.C164:Hoja1.D164 Hoja1.A154:Hoja1.A154 Hoja1.C161:Hoja1.D161 Hoja1.A164:Hoja1.A164 Hoja1.C171:Hoja1.D171 Hoja1.A174:Hoja1.A174 Hoja1.C181:Hoja1.D18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99cm" svg:height="8.999cm" svg:x="14.827cm" svg:y="82.527cm">
            <draw:object draw:notify-on-update-of-ranges="Hoja1.C154:Hoja1.D154 Hoja1.A154:Hoja1.A154 Hoja1.C162:Hoja1.D162 Hoja1.A164:Hoja1.A164 Hoja1.C172:Hoja1.D172 Hoja1.A174:Hoja1.A174 Hoja1.C182:Hoja1.D18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5.999cm" svg:height="8.999cm" svg:x="18.781cm" svg:y="50.254cm">
            <draw:object draw:notify-on-update-of-ranges="Hoja1.B114:Hoja1.C114 Hoja1.A114:Hoja1.A114 Hoja1.B121:Hoja1.C121 Hoja1.A124:Hoja1.A124 Hoja1.B131:Hoja1.C131 Hoja1.A134:Hoja1.A134 Hoja1.B141:Hoja1.C14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15.985cm" svg:height="8.997cm" svg:x="35.236cm" svg:y="50.325cm">
            <draw:object draw:notify-on-update-of-ranges="Hoja1.D114:Hoja1.E114 Hoja1.A114:Hoja1.A114 Hoja1.D121:Hoja1.E121 Hoja1.A124:Hoja1.A124 Hoja1.D131:Hoja1.E131 Hoja1.A134:Hoja1.A134 Hoja1.D141:Hoja1.E14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15.984cm" svg:height="8.997cm" svg:x="35.621cm" svg:y="62.126cm">
            <draw:object draw:notify-on-update-of-ranges="Hoja1.B134:Hoja1.E134 Hoja1.A114:Hoja1.A114 Hoja1.B122:Hoja1.E122 Hoja1.A124:Hoja1.A124 Hoja1.B132:Hoja1.E132 Hoja1.A134:Hoja1.A134 Hoja1.B142:Hoja1.E14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16.011cm" svg:height="8.997cm" svg:x="20.818cm" svg:y="31.343cm">
            <draw:object draw:notify-on-update-of-ranges="Hoja1.B74:Hoja1.E74 Hoja1.A74:Hoja1.A74 Hoja1.B81:Hoja1.E81 Hoja1.A84:Hoja1.A84 Hoja1.B91:Hoja1.E91 Hoja1.A94:Hoja1.A94 Hoja1.B101:Hoja1.E10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15.984cm" svg:height="8.998cm" svg:x="21.23cm" svg:y="41.114cm">
            <draw:object draw:notify-on-update-of-ranges="Hoja1.B94:Hoja1.E94 Hoja1.A74:Hoja1.A74 Hoja1.B82:Hoja1.E82 Hoja1.A84:Hoja1.A84 Hoja1.B92:Hoja1.E92 Hoja1.A94:Hoja1.A94 Hoja1.B102:Hoja1.E10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>
            <text:p>Orden → ab -n 130000 -c 150 http.//ip/prueba.html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AB</text:p>
          </table:table-cell>
          <table:table-cell office:value-type="string">
            <text:p>M1</text:p>
          </table:table-cell>
          <table:table-cell table:number-columns-repeated="7"/>
          <table:table-cell office:value-type="string">
            <text:p>Media</text:p>
          </table:table-cell>
          <table:table-cell office:value-type="string">
            <text:p>Desviacion</text:p>
          </table:table-cell>
          <table:table-cell table:number-columns-repeated="4"/>
        </table:table-row>
        <table:table-row table:style-name="ro1">
          <table:table-cell office:value-type="string">
            <text:p>Time taken for test</text:p>
          </table:table-cell>
          <table:table-cell/>
          <table:table-cell office:value-type="float" office:value="94.111">
            <text:p>94,111</text:p>
          </table:table-cell>
          <table:table-cell office:value-type="float" office:value="92.654">
            <text:p>92,654</text:p>
          </table:table-cell>
          <table:table-cell office:value-type="float" office:value="92.454">
            <text:p>92,454</text:p>
          </table:table-cell>
          <table:table-cell office:value-type="float" office:value="92.757">
            <text:p>92,757</text:p>
          </table:table-cell>
          <table:table-cell office:value-type="float" office:value="92.848">
            <text:p>92,848</text:p>
          </table:table-cell>
          <table:table-cell office:value-type="float" office:value="94.962">
            <text:p>94,962</text:p>
          </table:table-cell>
          <table:table-cell/>
          <table:table-cell table:formula="of:=GEOMEAN([.C5:.H5])" office:value-type="float" office:value="93.2931795136689">
            <text:p>93,2931795137</text:p>
          </table:table-cell>
          <table:table-cell table:formula="of:=STDEV([.C5:.H5])" office:value-type="float" office:value="1.00519822257437">
            <text:p>1,0051982226</text:p>
          </table:table-cell>
          <table:table-cell table:number-columns-repeated="4"/>
        </table:table-row>
        <table:table-row table:style-name="ro1">
          <table:table-cell office:value-type="string">
            <text:p>Failed Request</text:p>
          </table:table-cell>
          <table:table-cell/>
          <table:table-cell table:number-columns-repeated="6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equest per second</text:p>
          </table:table-cell>
          <table:table-cell/>
          <table:table-cell office:value-type="float" office:value="1381.59">
            <text:p>1381,59</text:p>
          </table:table-cell>
          <table:table-cell office:value-type="float" office:value="1350.2">
            <text:p>1350,2</text:p>
          </table:table-cell>
          <table:table-cell office:value-type="float" office:value="1353.26">
            <text:p>1353,26</text:p>
          </table:table-cell>
          <table:table-cell office:value-type="float" office:value="1301.52">
            <text:p>1301,52</text:p>
          </table:table-cell>
          <table:table-cell office:value-type="float" office:value="1346.89">
            <text:p>1346,89</text:p>
          </table:table-cell>
          <table:table-cell office:value-type="float" office:value="1368.97">
            <text:p>1368,97</text:p>
          </table:table-cell>
          <table:table-cell/>
          <table:table-cell table:formula="of:=GEOMEAN([.C7:.H7])" office:value-type="float" office:value="1350.17244126229">
            <text:p>1350,1724412623</text:p>
          </table:table-cell>
          <table:table-cell table:formula="of:=STDEV([.C7:.H7])" office:value-type="float" office:value="27.3036808873822">
            <text:p>27,3036808874</text:p>
          </table:table-cell>
          <table:table-cell table:number-columns-repeated="4"/>
        </table:table-row>
        <table:table-row table:style-name="ro1">
          <table:table-cell office:value-type="string">
            <text:p>Time per requst</text:p>
          </table:table-cell>
          <table:table-cell/>
          <table:table-cell office:value-type="float" office:value="108.59">
            <text:p>108,59</text:p>
          </table:table-cell>
          <table:table-cell office:value-type="float" office:value="108.447">
            <text:p>108,447</text:p>
          </table:table-cell>
          <table:table-cell office:value-type="float" office:value="109.217">
            <text:p>109,217</text:p>
          </table:table-cell>
          <table:table-cell office:value-type="float" office:value="107.027">
            <text:p>107,027</text:p>
          </table:table-cell>
          <table:table-cell office:value-type="float" office:value="108.67">
            <text:p>108,67</text:p>
          </table:table-cell>
          <table:table-cell office:value-type="float" office:value="109.571">
            <text:p>109,571</text:p>
          </table:table-cell>
          <table:table-cell/>
          <table:table-cell table:formula="of:=GEOMEAN([.C8:.H8])" office:value-type="float" office:value="108.58405195009">
            <text:p>108,5840519501</text:p>
          </table:table-cell>
          <table:table-cell table:formula="of:=STDEV([.C8:.H8])" office:value-type="float" office:value="0.874671824171785">
            <text:p>0,8746718242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AB</text:p>
          </table:table-cell>
          <table:table-cell office:value-type="string">
            <text:p>GW NGINX</text:p>
          </table:table-cell>
          <table:table-cell table:number-columns-repeated="7"/>
          <table:table-cell office:value-type="string">
            <text:p>Media</text:p>
          </table:table-cell>
          <table:table-cell office:value-type="string">
            <text:p>Desviacion</text:p>
          </table:table-cell>
          <table:table-cell table:number-columns-repeated="4"/>
        </table:table-row>
        <table:table-row table:style-name="ro1">
          <table:table-cell office:value-type="string">
            <text:p>Time taken for test</text:p>
          </table:table-cell>
          <table:table-cell/>
          <table:table-cell office:value-type="float" office:value="91.765">
            <text:p>91,765</text:p>
          </table:table-cell>
          <table:table-cell office:value-type="float" office:value="91.564">
            <text:p>91,564</text:p>
          </table:table-cell>
          <table:table-cell office:value-type="float" office:value="91.092">
            <text:p>91,092</text:p>
          </table:table-cell>
          <table:table-cell office:value-type="float" office:value="90.633">
            <text:p>90,633</text:p>
          </table:table-cell>
          <table:table-cell office:value-type="float" office:value="91.112">
            <text:p>91,112</text:p>
          </table:table-cell>
          <table:table-cell office:value-type="float" office:value="91.512">
            <text:p>91,512</text:p>
          </table:table-cell>
          <table:table-cell/>
          <table:table-cell table:formula="of:=GEOMEAN([.C12:.H12])" office:value-type="float" office:value="91.2788880562699">
            <text:p>91,2788880563</text:p>
          </table:table-cell>
          <table:table-cell table:formula="of:=STDEV([.C12:.H12])" office:value-type="float" office:value="0.412766600716031">
            <text:p>0,4127666007</text:p>
          </table:table-cell>
          <table:table-cell table:number-columns-repeated="4"/>
        </table:table-row>
        <table:table-row table:style-name="ro1">
          <table:table-cell office:value-type="string">
            <text:p>Failed Request</text:p>
          </table:table-cell>
          <table:table-cell/>
          <table:table-cell table:number-columns-repeated="6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equest per second</text:p>
          </table:table-cell>
          <table:table-cell/>
          <table:table-cell office:value-type="float" office:value="1457.5">
            <text:p>1457,5</text:p>
          </table:table-cell>
          <table:table-cell office:value-type="float" office:value="1419.76">
            <text:p>1419,76</text:p>
          </table:table-cell>
          <table:table-cell office:value-type="float" office:value="1427.13">
            <text:p>1427,13</text:p>
          </table:table-cell>
          <table:table-cell office:value-type="float" office:value="1434.36">
            <text:p>1434,36</text:p>
          </table:table-cell>
          <table:table-cell office:value-type="float" office:value="1426.81">
            <text:p>1426,81</text:p>
          </table:table-cell>
          <table:table-cell office:value-type="float" office:value="1428.95">
            <text:p>1428,95</text:p>
          </table:table-cell>
          <table:table-cell/>
          <table:table-cell table:formula="of:=GEOMEAN([.C14:.H14])" office:value-type="float" office:value="1432.3683946543">
            <text:p>1432,3683946543</text:p>
          </table:table-cell>
          <table:table-cell table:formula="of:=STDEV([.C14:.H14])" office:value-type="float" office:value="13.1494690640598">
            <text:p>13,1494690641</text:p>
          </table:table-cell>
          <table:table-cell table:number-columns-repeated="4"/>
        </table:table-row>
        <table:table-row table:style-name="ro1">
          <table:table-cell office:value-type="string">
            <text:p>Time per requst</text:p>
          </table:table-cell>
          <table:table-cell/>
          <table:table-cell office:value-type="float" office:value="105.498">
            <text:p>105,498</text:p>
          </table:table-cell>
          <table:table-cell office:value-type="float" office:value="105.651">
            <text:p>105,651</text:p>
          </table:table-cell>
          <table:table-cell office:value-type="float" office:value="105.106">
            <text:p>105,106</text:p>
          </table:table-cell>
          <table:table-cell office:value-type="float" office:value="104.576">
            <text:p>104,576</text:p>
          </table:table-cell>
          <table:table-cell office:value-type="float" office:value="105.129">
            <text:p>105,129</text:p>
          </table:table-cell>
          <table:table-cell office:value-type="float" office:value="105.227">
            <text:p>105,227</text:p>
          </table:table-cell>
          <table:table-cell/>
          <table:table-cell table:formula="of:=GEOMEAN([.C15:.H15])" office:value-type="float" office:value="105.197281250106">
            <text:p>105,1972812501</text:p>
          </table:table-cell>
          <table:table-cell table:formula="of:=STDEV([.C15:.H15])" office:value-type="float" office:value="0.373137731496921">
            <text:p>0,3731377315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AB</text:p>
          </table:table-cell>
          <table:table-cell office:value-type="string">
            <text:p>GW HAP</text:p>
          </table:table-cell>
          <table:table-cell table:number-columns-repeated="7"/>
          <table:table-cell office:value-type="string">
            <text:p>Media</text:p>
          </table:table-cell>
          <table:table-cell office:value-type="string">
            <text:p>Desviacion</text:p>
          </table:table-cell>
          <table:table-cell table:number-columns-repeated="4"/>
        </table:table-row>
        <table:table-row table:style-name="ro1">
          <table:table-cell office:value-type="string">
            <text:p>Time taken for test</text:p>
          </table:table-cell>
          <table:table-cell/>
          <table:table-cell office:value-type="float" office:value="83.841">
            <text:p>83,841</text:p>
          </table:table-cell>
          <table:table-cell office:value-type="float" office:value="85.334">
            <text:p>85,334</text:p>
          </table:table-cell>
          <table:table-cell office:value-type="float" office:value="83.234">
            <text:p>83,234</text:p>
          </table:table-cell>
          <table:table-cell office:value-type="float" office:value="82.71">
            <text:p>82,71</text:p>
          </table:table-cell>
          <table:table-cell office:value-type="float" office:value="82.757">
            <text:p>82,757</text:p>
          </table:table-cell>
          <table:table-cell office:value-type="float" office:value="81.894">
            <text:p>81,894</text:p>
          </table:table-cell>
          <table:table-cell/>
          <table:table-cell table:formula="of:=GEOMEAN([.C19:.H19])" office:value-type="float" office:value="83.2879860083976">
            <text:p>83,2879860084</text:p>
          </table:table-cell>
          <table:table-cell table:formula="of:=STDEV([.C19:.H19])" office:value-type="float" office:value="1.18775654071026">
            <text:p>1,1877565407</text:p>
          </table:table-cell>
          <table:table-cell table:number-columns-repeated="4"/>
        </table:table-row>
        <table:table-row table:style-name="ro1">
          <table:table-cell office:value-type="string">
            <text:p>Failed Request</text:p>
          </table:table-cell>
          <table:table-cell/>
          <table:table-cell table:number-columns-repeated="6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equest per second</text:p>
          </table:table-cell>
          <table:table-cell/>
          <table:table-cell office:value-type="float" office:value="1550.56">
            <text:p>1550,56</text:p>
          </table:table-cell>
          <table:table-cell office:value-type="float" office:value="1523.42">
            <text:p>1523,42</text:p>
          </table:table-cell>
          <table:table-cell office:value-type="float" office:value="1561.87">
            <text:p>1561,87</text:p>
          </table:table-cell>
          <table:table-cell office:value-type="float" office:value="1571.76">
            <text:p>1571,76</text:p>
          </table:table-cell>
          <table:table-cell office:value-type="float" office:value="1570.87">
            <text:p>1570,87</text:p>
          </table:table-cell>
          <table:table-cell office:value-type="float" office:value="1587.42">
            <text:p>1587,42</text:p>
          </table:table-cell>
          <table:table-cell/>
          <table:table-cell table:formula="of:=GEOMEAN([.C21:.H21])" office:value-type="float" office:value="1560.85265088154">
            <text:p>1560,8526508816</text:p>
          </table:table-cell>
          <table:table-cell table:formula="of:=STDEV([.C21:.H21])" office:value-type="float" office:value="22.0599915382274">
            <text:p>22,0599915382</text:p>
          </table:table-cell>
          <table:table-cell table:number-columns-repeated="4"/>
        </table:table-row>
        <table:table-row table:style-name="ro1">
          <table:table-cell office:value-type="string">
            <text:p>Time per requst</text:p>
          </table:table-cell>
          <table:table-cell/>
          <table:table-cell office:value-type="float" office:value="96.739">
            <text:p>96,739</text:p>
          </table:table-cell>
          <table:table-cell office:value-type="float" office:value="98.462">
            <text:p>98,462</text:p>
          </table:table-cell>
          <table:table-cell office:value-type="float" office:value="96.039">
            <text:p>96,039</text:p>
          </table:table-cell>
          <table:table-cell office:value-type="float" office:value="95.435">
            <text:p>95,435</text:p>
          </table:table-cell>
          <table:table-cell office:value-type="float" office:value="95.488">
            <text:p>95,488</text:p>
          </table:table-cell>
          <table:table-cell office:value-type="float" office:value="94.493">
            <text:p>94,493</text:p>
          </table:table-cell>
          <table:table-cell/>
          <table:table-cell table:formula="of:=GEOMEAN([.C22:.H22])" office:value-type="float" office:value="96.1012414713055">
            <text:p>96,1012414713</text:p>
          </table:table-cell>
          <table:table-cell table:formula="of:=STDEV([.C22:.H22])" office:value-type="float" office:value="1.37038544456174">
            <text:p>1,3703854446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Orden → 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httperf</text:p>
          </table:table-cell>
          <table:table-cell office:value-type="string">
            <text:p>M1</text:p>
          </table:table-cell>
          <table:table-cell table:number-columns-repeated="7"/>
          <table:table-cell office:value-type="string">
            <text:p>Media</text:p>
          </table:table-cell>
          <table:table-cell office:value-type="string">
            <text:p>Desviacion</text:p>
          </table:table-cell>
          <table:table-cell table:number-columns-repeated="4"/>
        </table:table-row>
        <table:table-row table:style-name="ro1">
          <table:table-cell office:value-type="string">
            <text:p>Total conect</text:p>
          </table:table-cell>
          <table:table-cell/>
          <table:table-cell office:value-type="float" office:value="10932">
            <text:p>10932</text:p>
          </table:table-cell>
          <table:table-cell office:value-type="float" office:value="10740">
            <text:p>10740</text:p>
          </table:table-cell>
          <table:table-cell office:value-type="float" office:value="10050">
            <text:p>10050</text:p>
          </table:table-cell>
          <table:table-cell office:value-type="float" office:value="10083">
            <text:p>10083</text:p>
          </table:table-cell>
          <table:table-cell office:value-type="float" office:value="10783">
            <text:p>10783</text:p>
          </table:table-cell>
          <table:table-cell office:value-type="float" office:value="9681">
            <text:p>9681</text:p>
          </table:table-cell>
          <table:table-cell/>
          <table:table-cell table:formula="of:=GEOMEAN([.C41:.H41])" office:value-type="float" office:value="12710.2970098833">
            <text:p>12710,2970098833</text:p>
          </table:table-cell>
          <table:table-cell table:formula="of:=STDEV([.C41:.H41])" office:value-type="float" office:value="294.524305731576">
            <text:p>294,5243057316</text:p>
          </table:table-cell>
          <table:table-cell table:number-columns-repeated="4"/>
        </table:table-row>
        <table:table-row table:style-name="ro1">
          <table:table-cell office:value-type="string">
            <text:p>Replies</text:p>
          </table:table-cell>
          <table:table-cell/>
          <table:table-cell office:value-type="float" office:value="10663">
            <text:p>10663</text:p>
          </table:table-cell>
          <table:table-cell office:value-type="float" office:value="10479">
            <text:p>10479</text:p>
          </table:table-cell>
          <table:table-cell office:value-type="float" office:value="9918">
            <text:p>9918</text:p>
          </table:table-cell>
          <table:table-cell office:value-type="float" office:value="9847">
            <text:p>9847</text:p>
          </table:table-cell>
          <table:table-cell office:value-type="float" office:value="10520">
            <text:p>10520</text:p>
          </table:table-cell>
          <table:table-cell office:value-type="float" office:value="9488">
            <text:p>9488</text:p>
          </table:table-cell>
          <table:table-cell/>
          <table:table-cell table:formula="of:=GEOMEAN([.C42:.H42])" office:value-type="float" office:value="12637.0543629005">
            <text:p>12637,0543629005</text:p>
          </table:table-cell>
          <table:table-cell table:formula="of:=STDEV([.C42:.H42])" office:value-type="float" office:value="322.388430313496">
            <text:p>322,3884303135</text:p>
          </table:table-cell>
          <table:table-cell table:number-columns-repeated="4"/>
        </table:table-row>
        <table:table-row table:style-name="ro1">
          <table:table-cell office:value-type="string">
            <text:p>Request rate</text:p>
          </table:table-cell>
          <table:table-cell/>
          <table:table-cell office:value-type="float" office:value="1022.3">
            <text:p>1022,3</text:p>
          </table:table-cell>
          <table:table-cell office:value-type="float" office:value="987.8">
            <text:p>987,8</text:p>
          </table:table-cell>
          <table:table-cell office:value-type="float" office:value="982.3">
            <text:p>982,3</text:p>
          </table:table-cell>
          <table:table-cell office:value-type="float" office:value="983.9">
            <text:p>983,9</text:p>
          </table:table-cell>
          <table:table-cell office:value-type="float" office:value="998.5">
            <text:p>998,5</text:p>
          </table:table-cell>
          <table:table-cell office:value-type="float" office:value="886.8">
            <text:p>886,8</text:p>
          </table:table-cell>
          <table:table-cell/>
          <table:table-cell table:formula="of:=GEOMEAN([.C43:.H43])" office:value-type="float" office:value="1188.37111147842">
            <text:p>1188,3711114784</text:p>
          </table:table-cell>
          <table:table-cell table:formula="of:=STDEV([.C43:.H43])" office:value-type="float" office:value="28.9457884098303">
            <text:p>28,9457884098</text:p>
          </table:table-cell>
          <table:table-cell table:number-columns-repeated="4"/>
        </table:table-row>
        <table:table-row table:style-name="ro1">
          <table:table-cell office:value-type="string">
            <text:p>Errors totals</text:p>
          </table:table-cell>
          <table:table-cell/>
          <table:table-cell office:value-type="float" office:value="2337">
            <text:p>2337</text:p>
          </table:table-cell>
          <table:table-cell office:value-type="float" office:value="2521">
            <text:p>2521</text:p>
          </table:table-cell>
          <table:table-cell office:value-type="float" office:value="3082">
            <text:p>3082</text:p>
          </table:table-cell>
          <table:table-cell office:value-type="float" office:value="3153">
            <text:p>3153</text:p>
          </table:table-cell>
          <table:table-cell office:value-type="float" office:value="2480">
            <text:p>2480</text:p>
          </table:table-cell>
          <table:table-cell office:value-type="float" office:value="3515">
            <text:p>3515</text:p>
          </table:table-cell>
          <table:table-cell/>
          <table:table-cell table:formula="of:=GEOMEAN([.C44:.H44])" office:value-type="float" office:value="149.983920335978">
            <text:p>149,983920336</text:p>
          </table:table-cell>
          <table:table-cell table:formula="of:=STDEV([.C44:.H44])" office:value-type="float" office:value="322.388430313496">
            <text:p>322,3884303135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httperf</text:p>
          </table:table-cell>
          <table:table-cell office:value-type="string">
            <text:p>GW NGINX</text:p>
          </table:table-cell>
          <table:table-cell table:number-columns-repeated="7"/>
          <table:table-cell office:value-type="string">
            <text:p>Media</text:p>
          </table:table-cell>
          <table:table-cell office:value-type="string">
            <text:p>Desviacion</text:p>
          </table:table-cell>
          <table:table-cell table:number-columns-repeated="4"/>
        </table:table-row>
        <table:table-row table:style-name="ro1">
          <table:table-cell office:value-type="string">
            <text:p>Total conect</text:p>
          </table:table-cell>
          <table:table-cell/>
          <table:table-cell office:value-type="float" office:value="11342">
            <text:p>11342</text:p>
          </table:table-cell>
          <table:table-cell office:value-type="float" office:value="11051">
            <text:p>11051</text:p>
          </table:table-cell>
          <table:table-cell office:value-type="float" office:value="11641">
            <text:p>11641</text:p>
          </table:table-cell>
          <table:table-cell office:value-type="float" office:value="11072">
            <text:p>11072</text:p>
          </table:table-cell>
          <table:table-cell office:value-type="float" office:value="11236">
            <text:p>11236</text:p>
          </table:table-cell>
          <table:table-cell office:value-type="float" office:value="11643">
            <text:p>11643</text:p>
          </table:table-cell>
          <table:table-cell/>
          <table:table-cell table:formula="of:=GEOMEAN([.C27:.H27])" office:value-type="float" office:value="10367.7995764722">
            <text:p>10367,7995764722</text:p>
          </table:table-cell>
          <table:table-cell table:formula="of:=STDEV([.C27:.H27])" office:value-type="float" office:value="506.439104598635">
            <text:p>506,4391045986</text:p>
          </table:table-cell>
          <table:table-cell table:number-columns-repeated="4"/>
        </table:table-row>
        <table:table-row table:style-name="ro1">
          <table:table-cell office:value-type="string">
            <text:p>Replies</text:p>
          </table:table-cell>
          <table:table-cell/>
          <table:table-cell office:value-type="float" office:value="11171">
            <text:p>11171</text:p>
          </table:table-cell>
          <table:table-cell office:value-type="float" office:value="10879">
            <text:p>10879</text:p>
          </table:table-cell>
          <table:table-cell office:value-type="float" office:value="11520">
            <text:p>11520</text:p>
          </table:table-cell>
          <table:table-cell office:value-type="float" office:value="10885">
            <text:p>10885</text:p>
          </table:table-cell>
          <table:table-cell office:value-type="float" office:value="11110">
            <text:p>11110</text:p>
          </table:table-cell>
          <table:table-cell office:value-type="float" office:value="11478">
            <text:p>11478</text:p>
          </table:table-cell>
          <table:table-cell/>
          <table:table-cell table:formula="of:=GEOMEAN([.C28:.H28])" office:value-type="float" office:value="10143.4638213629">
            <text:p>10143,4638213629</text:p>
          </table:table-cell>
          <table:table-cell table:formula="of:=STDEV([.C28:.H28])" office:value-type="float" office:value="467.36484677391">
            <text:p>467,3648467739</text:p>
          </table:table-cell>
          <table:table-cell table:number-columns-repeated="4"/>
        </table:table-row>
        <table:table-row table:style-name="ro1">
          <table:table-cell office:value-type="string">
            <text:p>Request rate</text:p>
          </table:table-cell>
          <table:table-cell/>
          <table:table-cell office:value-type="float" office:value="1048.9">
            <text:p>1048,9</text:p>
          </table:table-cell>
          <table:table-cell office:value-type="float" office:value="1025.5">
            <text:p>1025,5</text:p>
          </table:table-cell>
          <table:table-cell office:value-type="float" office:value="1090.4">
            <text:p>1090,4</text:p>
          </table:table-cell>
          <table:table-cell office:value-type="float" office:value="1020.3">
            <text:p>1020,3</text:p>
          </table:table-cell>
          <table:table-cell office:value-type="float" office:value="1041.5">
            <text:p>1041,5</text:p>
          </table:table-cell>
          <table:table-cell office:value-type="float" office:value="1078.8">
            <text:p>1078,8</text:p>
          </table:table-cell>
          <table:table-cell/>
          <table:table-cell table:formula="of:=GEOMEAN([.C29:.H29])" office:value-type="float" office:value="975.969037955206">
            <text:p>975,9690379552</text:p>
          </table:table-cell>
          <table:table-cell table:formula="of:=STDEV([.C29:.H29])" office:value-type="float" office:value="46.5675709766643">
            <text:p>46,5675709767</text:p>
          </table:table-cell>
          <table:table-cell table:number-columns-repeated="4"/>
        </table:table-row>
        <table:table-row table:style-name="ro1">
          <table:table-cell office:value-type="string">
            <text:p>Errors totals</text:p>
          </table:table-cell>
          <table:table-cell/>
          <table:table-cell office:value-type="float" office:value="1829">
            <text:p>1829</text:p>
          </table:table-cell>
          <table:table-cell office:value-type="float" office:value="2121">
            <text:p>2121</text:p>
          </table:table-cell>
          <table:table-cell office:value-type="float" office:value="1480">
            <text:p>1480</text:p>
          </table:table-cell>
          <table:table-cell office:value-type="float" office:value="2115">
            <text:p>2115</text:p>
          </table:table-cell>
          <table:table-cell office:value-type="float" office:value="1890">
            <text:p>1890</text:p>
          </table:table-cell>
          <table:table-cell office:value-type="float" office:value="1522">
            <text:p>1522</text:p>
          </table:table-cell>
          <table:table-cell/>
          <table:table-cell table:formula="of:=GEOMEAN([.C30:.H30])" office:value-type="float" office:value="2816.39909156367">
            <text:p>2816,3990915637</text:p>
          </table:table-cell>
          <table:table-cell table:formula="of:=STDEV([.C30:.H30])" office:value-type="float" office:value="468.218752294267">
            <text:p>468,2187522943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httperf</text:p>
          </table:table-cell>
          <table:table-cell office:value-type="string">
            <text:p>GW HAP</text:p>
          </table:table-cell>
          <table:table-cell table:number-columns-repeated="7"/>
          <table:table-cell office:value-type="string">
            <text:p>Media</text:p>
          </table:table-cell>
          <table:table-cell office:value-type="string">
            <text:p>Desviacion</text:p>
          </table:table-cell>
          <table:table-cell table:number-columns-repeated="4"/>
        </table:table-row>
        <table:table-row table:style-name="ro2">
          <table:table-cell office:value-type="string">
            <text:p>Total conect</text:p>
          </table:table-cell>
          <table:table-cell/>
          <table:table-cell office:value-type="float" office:value="12611">
            <text:p>12611</text:p>
          </table:table-cell>
          <table:table-cell office:value-type="float" office:value="12219">
            <text:p>12219</text:p>
          </table:table-cell>
          <table:table-cell office:value-type="float" office:value="12809">
            <text:p>12809</text:p>
          </table:table-cell>
          <table:table-cell office:value-type="float" office:value="13000">
            <text:p>13000</text:p>
          </table:table-cell>
          <table:table-cell office:value-type="float" office:value="12640">
            <text:p>12640</text:p>
          </table:table-cell>
          <table:table-cell office:value-type="float" office:value="13000">
            <text:p>13000</text:p>
          </table:table-cell>
          <table:table-cell/>
          <table:table-cell table:formula="of:=GEOMEAN([.C34:.H34])" office:value-type="float" office:value="11328.2815947891">
            <text:p>11328,2815947891</text:p>
          </table:table-cell>
          <table:table-cell table:formula="of:=STDEV([.C34:.H34])" office:value-type="float" office:value="263.844967105053">
            <text:p>263,8449671051</text:p>
          </table:table-cell>
          <table:table-cell table:number-columns-repeated="4"/>
        </table:table-row>
        <table:table-row table:style-name="ro2">
          <table:table-cell office:value-type="string">
            <text:p>Replies</text:p>
          </table:table-cell>
          <table:table-cell/>
          <table:table-cell office:value-type="float" office:value="12517">
            <text:p>12517</text:p>
          </table:table-cell>
          <table:table-cell office:value-type="float" office:value="12134">
            <text:p>12134</text:p>
          </table:table-cell>
          <table:table-cell office:value-type="float" office:value="12689">
            <text:p>12689</text:p>
          </table:table-cell>
          <table:table-cell office:value-type="float" office:value="12973">
            <text:p>12973</text:p>
          </table:table-cell>
          <table:table-cell office:value-type="float" office:value="12537">
            <text:p>12537</text:p>
          </table:table-cell>
          <table:table-cell office:value-type="float" office:value="12993">
            <text:p>12993</text:p>
          </table:table-cell>
          <table:table-cell/>
          <table:table-cell table:formula="of:=GEOMEAN([.C35:.H35])" office:value-type="float" office:value="11170.9567418522">
            <text:p>11170,9567418522</text:p>
          </table:table-cell>
          <table:table-cell table:formula="of:=STDEV([.C35:.H35])" office:value-type="float" office:value="278.130484964641">
            <text:p>278,1304849646</text:p>
          </table:table-cell>
          <table:table-cell table:number-columns-repeated="4"/>
        </table:table-row>
        <table:table-row table:style-name="ro2">
          <table:table-cell office:value-type="string">
            <text:p>Request rate</text:p>
          </table:table-cell>
          <table:table-cell/>
          <table:table-cell office:value-type="float" office:value="1177.3">
            <text:p>1177,3</text:p>
          </table:table-cell>
          <table:table-cell office:value-type="float" office:value="1142.7">
            <text:p>1142,7</text:p>
          </table:table-cell>
          <table:table-cell office:value-type="float" office:value="1195.1">
            <text:p>1195,1</text:p>
          </table:table-cell>
          <table:table-cell office:value-type="float" office:value="1219.8">
            <text:p>1219,8</text:p>
          </table:table-cell>
          <table:table-cell office:value-type="float" office:value="1179.3">
            <text:p>1179,3</text:p>
          </table:table-cell>
          <table:table-cell office:value-type="float" office:value="1217.8">
            <text:p>1217,8</text:p>
          </table:table-cell>
          <table:table-cell/>
          <table:table-cell table:formula="of:=GEOMEAN([.C36:.H36])" office:value-type="float" office:value="1050.58359577794">
            <text:p>1050,5835957779</text:p>
          </table:table-cell>
          <table:table-cell table:formula="of:=STDEV([.C36:.H36])" office:value-type="float" office:value="28.3285721489806">
            <text:p>28,328572149</text:p>
          </table:table-cell>
          <table:table-cell table:number-columns-repeated="4"/>
        </table:table-row>
        <table:table-row table:style-name="ro2">
          <table:table-cell office:value-type="string">
            <text:p>Errors totals</text:p>
          </table:table-cell>
          <table:table-cell/>
          <table:table-cell office:value-type="float" office:value="483">
            <text:p>483</text:p>
          </table:table-cell>
          <table:table-cell office:value-type="float" office:value="866">
            <text:p>866</text:p>
          </table:table-cell>
          <table:table-cell office:value-type="float" office:value="311">
            <text:p>311</text:p>
          </table:table-cell>
          <table:table-cell office:value-type="float" office:value="27">
            <text:p>27</text:p>
          </table:table-cell>
          <table:table-cell office:value-type="float" office:value="463">
            <text:p>463</text:p>
          </table:table-cell>
          <table:table-cell office:value-type="float" office:value="7">
            <text:p>7</text:p>
          </table:table-cell>
          <table:table-cell/>
          <table:table-cell table:formula="of:=GEOMEAN([.C37:.H37])" office:value-type="float" office:value="1808.00857655662">
            <text:p>1808,0085765566</text:p>
          </table:table-cell>
          <table:table-cell table:formula="of:=STDEV([.C37:.H37])" office:value-type="float" office:value="278.130484964642">
            <text:p>278,1304849646</text:p>
          </table:table-cell>
          <table:table-cell table:number-columns-repeated="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>
            <text:p>Orden → openload -l 30 ip 1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openwebload</text:p>
          </table:table-cell>
          <table:table-cell office:value-type="string">
            <text:p>M1</text:p>
          </table:table-cell>
          <table:table-cell table:number-columns-repeated="7"/>
          <table:table-cell office:value-type="string">
            <text:p>Media</text:p>
          </table:table-cell>
          <table:table-cell office:value-type="string">
            <text:p>Desviacion</text:p>
          </table:table-cell>
          <table:table-cell table:number-columns-repeated="4"/>
        </table:table-row>
        <table:table-row table:style-name="ro1">
          <table:table-cell office:value-type="string">
            <text:p>total TPS</text:p>
          </table:table-cell>
          <table:table-cell/>
          <table:table-cell office:value-type="float" office:value="1198.55">
            <text:p>1198,55</text:p>
          </table:table-cell>
          <table:table-cell office:value-type="float" office:value="1183.26">
            <text:p>1183,26</text:p>
          </table:table-cell>
          <table:table-cell office:value-type="float" office:value="1112.8">
            <text:p>1112,8</text:p>
          </table:table-cell>
          <table:table-cell office:value-type="float" office:value="1169.69">
            <text:p>1169,69</text:p>
          </table:table-cell>
          <table:table-cell office:value-type="float" office:value="1128.49">
            <text:p>1128,49</text:p>
          </table:table-cell>
          <table:table-cell office:value-type="float" office:value="1180.35">
            <text:p>1180,35</text:p>
          </table:table-cell>
          <table:table-cell/>
          <table:table-cell table:formula="of:=GEOMEAN([.C52:.H52])" office:value-type="float" office:value="1161.77526420422">
            <text:p>1161,7752642042</text:p>
          </table:table-cell>
          <table:table-cell table:formula="of:=STDEV([.C52:.H52])" office:value-type="float" office:value="33.844031083782">
            <text:p>33,8440310838</text:p>
          </table:table-cell>
          <table:table-cell table:number-columns-repeated="4"/>
        </table:table-row>
        <table:table-row table:style-name="ro1">
          <table:table-cell office:value-type="string">
            <text:p>AVG Response TIME</text:p>
          </table:table-cell>
          <table:table-cell/>
          <table:table-cell office:value-type="float" office:value="0.081">
            <text:p>0,081</text:p>
          </table:table-cell>
          <table:table-cell office:value-type="float" office:value="0.082">
            <text:p>0,082</text:p>
          </table:table-cell>
          <table:table-cell office:value-type="float" office:value="0.087">
            <text:p>0,087</text:p>
          </table:table-cell>
          <table:table-cell office:value-type="float" office:value="0.083">
            <text:p>0,083</text:p>
          </table:table-cell>
          <table:table-cell office:value-type="float" office:value="0.085">
            <text:p>0,085</text:p>
          </table:table-cell>
          <table:table-cell office:value-type="float" office:value="0.082">
            <text:p>0,082</text:p>
          </table:table-cell>
          <table:table-cell/>
          <table:table-cell table:formula="of:=GEOMEAN([.C53:.H53])" office:value-type="float" office:value="0.0833082795582608">
            <text:p>0,0833082796</text:p>
          </table:table-cell>
          <table:table-cell table:formula="of:=STDEV([.C53:.H53])" office:value-type="float" office:value="0.00225092573548455">
            <text:p>0,0022509257</text:p>
          </table:table-cell>
          <table:table-cell table:number-columns-repeated="4"/>
        </table:table-row>
        <table:table-row table:style-name="ro1">
          <table:table-cell office:value-type="string">
            <text:p>MAX RESPONSE TIME</text:p>
          </table:table-cell>
          <table:table-cell/>
          <table:table-cell office:value-type="float" office:value="0.903">
            <text:p>0,903</text:p>
          </table:table-cell>
          <table:table-cell office:value-type="float" office:value="1.123">
            <text:p>1,123</text:p>
          </table:table-cell>
          <table:table-cell office:value-type="float" office:value="1.437">
            <text:p>1,437</text:p>
          </table:table-cell>
          <table:table-cell office:value-type="float" office:value="1.697">
            <text:p>1,697</text:p>
          </table:table-cell>
          <table:table-cell office:value-type="float" office:value="1.241">
            <text:p>1,241</text:p>
          </table:table-cell>
          <table:table-cell office:value-type="float" office:value="1.514">
            <text:p>1,514</text:p>
          </table:table-cell>
          <table:table-cell/>
          <table:table-cell table:formula="of:=GEOMEAN([.C54:.H54])" office:value-type="float" office:value="1.29176633550208">
            <text:p>1,2917663355</text:p>
          </table:table-cell>
          <table:table-cell table:formula="of:=STDEV([.C54:.H54])" office:value-type="float" office:value="0.287189426453459">
            <text:p>0,2871894265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openwebload</text:p>
          </table:table-cell>
          <table:table-cell office:value-type="string">
            <text:p>GW NGINX</text:p>
          </table:table-cell>
          <table:table-cell table:number-columns-repeated="7"/>
          <table:table-cell office:value-type="string">
            <text:p>Media</text:p>
          </table:table-cell>
          <table:table-cell office:value-type="string">
            <text:p>Desviacion</text:p>
          </table:table-cell>
          <table:table-cell table:number-columns-repeated="4"/>
        </table:table-row>
        <table:table-row table:style-name="ro1">
          <table:table-cell office:value-type="string">
            <text:p>total TPS</text:p>
          </table:table-cell>
          <table:table-cell/>
          <table:table-cell office:value-type="float" office:value="1149.66">
            <text:p>1149,66</text:p>
          </table:table-cell>
          <table:table-cell office:value-type="float" office:value="1061.26">
            <text:p>1061,26</text:p>
          </table:table-cell>
          <table:table-cell office:value-type="float" office:value="1089.69">
            <text:p>1089,69</text:p>
          </table:table-cell>
          <table:table-cell office:value-type="float" office:value="1077.52">
            <text:p>1077,52</text:p>
          </table:table-cell>
          <table:table-cell office:value-type="float" office:value="1134.69">
            <text:p>1134,69</text:p>
          </table:table-cell>
          <table:table-cell office:value-type="float" office:value="1047.77">
            <text:p>1047,77</text:p>
          </table:table-cell>
          <table:table-cell/>
          <table:table-cell table:formula="of:=GEOMEAN([.C58:.H58])" office:value-type="float" office:value="1092.80779668186">
            <text:p>1092,8077966819</text:p>
          </table:table-cell>
          <table:table-cell table:formula="of:=STDEV([.C58:.H58])" office:value-type="float" office:value="40.6228031611147">
            <text:p>40,6228031611</text:p>
          </table:table-cell>
          <table:table-cell table:number-columns-repeated="4"/>
        </table:table-row>
        <table:table-row table:style-name="ro1">
          <table:table-cell office:value-type="string">
            <text:p>AVG Response TIME</text:p>
          </table:table-cell>
          <table:table-cell/>
          <table:table-cell office:value-type="float" office:value="0.084">
            <text:p>0,084</text:p>
          </table:table-cell>
          <table:table-cell office:value-type="float" office:value="0.091">
            <text:p>0,091</text:p>
          </table:table-cell>
          <table:table-cell office:value-type="float" office:value="0.089">
            <text:p>0,089</text:p>
          </table:table-cell>
          <table:table-cell office:value-type="float" office:value="0.09">
            <text:p>0,09</text:p>
          </table:table-cell>
          <table:table-cell office:value-type="float" office:value="0.085">
            <text:p>0,085</text:p>
          </table:table-cell>
          <table:table-cell office:value-type="float" office:value="0.092">
            <text:p>0,092</text:p>
          </table:table-cell>
          <table:table-cell/>
          <table:table-cell table:formula="of:=GEOMEAN([.C59:.H59])" office:value-type="float" office:value="0.0884490809403894">
            <text:p>0,0884490809</text:p>
          </table:table-cell>
          <table:table-cell table:formula="of:=STDEV([.C59:.H59])" office:value-type="float" office:value="0.00327108544675922">
            <text:p>0,0032710854</text:p>
          </table:table-cell>
          <table:table-cell table:number-columns-repeated="4"/>
        </table:table-row>
        <table:table-row table:style-name="ro1">
          <table:table-cell office:value-type="string">
            <text:p>MAX RESPONSE IME</text:p>
          </table:table-cell>
          <table:table-cell/>
          <table:table-cell office:value-type="float" office:value="0.286">
            <text:p>0,286</text:p>
          </table:table-cell>
          <table:table-cell office:value-type="float" office:value="0.33">
            <text:p>0,33</text:p>
          </table:table-cell>
          <table:table-cell office:value-type="float" office:value="0.386">
            <text:p>0,386</text:p>
          </table:table-cell>
          <table:table-cell office:value-type="float" office:value="0.356">
            <text:p>0,356</text:p>
          </table:table-cell>
          <table:table-cell office:value-type="float" office:value="0.297">
            <text:p>0,297</text:p>
          </table:table-cell>
          <table:table-cell office:value-type="float" office:value="0.286">
            <text:p>0,286</text:p>
          </table:table-cell>
          <table:table-cell/>
          <table:table-cell table:formula="of:=GEOMEAN([.C60:.H60])" office:value-type="float" office:value="0.321370957219171">
            <text:p>0,3213709572</text:p>
          </table:table-cell>
          <table:table-cell table:formula="of:=STDEV([.C60:.H60])" office:value-type="float" office:value="0.0412783236093715">
            <text:p>0,0412783236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openwebload</text:p>
          </table:table-cell>
          <table:table-cell office:value-type="string">
            <text:p>GW HAP</text:p>
          </table:table-cell>
          <table:table-cell table:number-columns-repeated="7"/>
          <table:table-cell office:value-type="string">
            <text:p>Media</text:p>
          </table:table-cell>
          <table:table-cell office:value-type="string">
            <text:p>Desviacion</text:p>
          </table:table-cell>
          <table:table-cell table:number-columns-repeated="4"/>
        </table:table-row>
        <table:table-row table:style-name="ro3">
          <table:table-cell office:value-type="string">
            <text:p>total TPS</text:p>
          </table:table-cell>
          <table:table-cell/>
          <table:table-cell office:value-type="float" office:value="1116.93">
            <text:p>1116,93</text:p>
          </table:table-cell>
          <table:table-cell office:value-type="float" office:value="1136.29">
            <text:p>1136,29</text:p>
          </table:table-cell>
          <table:table-cell office:value-type="float" office:value="1140.62">
            <text:p>1140,62</text:p>
          </table:table-cell>
          <table:table-cell office:value-type="float" office:value="1057.7">
            <text:p>1057,7</text:p>
          </table:table-cell>
          <table:table-cell office:value-type="float" office:value="1106.29">
            <text:p>1106,29</text:p>
          </table:table-cell>
          <table:table-cell office:value-type="float" office:value="1124.43">
            <text:p>1124,43</text:p>
          </table:table-cell>
          <table:table-cell/>
          <table:table-cell table:formula="of:=GEOMEAN([.C64:.H64])" office:value-type="float" office:value="1113.36271436294">
            <text:p>1113,3627143629</text:p>
          </table:table-cell>
          <table:table-cell table:formula="of:=STDEV([.C64:.H64])" office:value-type="float" office:value="30.1710715752689">
            <text:p>30,1710715753</text:p>
          </table:table-cell>
          <table:table-cell table:number-columns-repeated="4"/>
        </table:table-row>
        <table:table-row table:style-name="ro3">
          <table:table-cell office:value-type="string">
            <text:p>AVG Response TIME</text:p>
          </table:table-cell>
          <table:table-cell/>
          <table:table-cell office:value-type="float" office:value="0.086">
            <text:p>0,086</text:p>
          </table:table-cell>
          <table:table-cell table:number-columns-repeated="2" office:value-type="float" office:value="0.085">
            <text:p>0,085</text:p>
          </table:table-cell>
          <table:table-cell office:value-type="float" office:value="0.091">
            <text:p>0,091</text:p>
          </table:table-cell>
          <table:table-cell office:value-type="float" office:value="0.087">
            <text:p>0,087</text:p>
          </table:table-cell>
          <table:table-cell office:value-type="float" office:value="0.086">
            <text:p>0,086</text:p>
          </table:table-cell>
          <table:table-cell/>
          <table:table-cell table:formula="of:=GEOMEAN([.C65:.H65])" office:value-type="float" office:value="0.0866428174992296">
            <text:p>0,0866428175</text:p>
          </table:table-cell>
          <table:table-cell table:formula="of:=STDEV([.C65:.H65])" office:value-type="float" office:value="0.00225092573548455">
            <text:p>0,0022509257</text:p>
          </table:table-cell>
          <table:table-cell table:number-columns-repeated="4"/>
        </table:table-row>
        <table:table-row table:style-name="ro3">
          <table:table-cell office:value-type="string">
            <text:p>MAX RESPONSE TIME</text:p>
          </table:table-cell>
          <table:table-cell/>
          <table:table-cell office:value-type="float" office:value="0.304">
            <text:p>0,304</text:p>
          </table:table-cell>
          <table:table-cell office:value-type="float" office:value="0.269">
            <text:p>0,269</text:p>
          </table:table-cell>
          <table:table-cell office:value-type="float" office:value="0.247">
            <text:p>0,247</text:p>
          </table:table-cell>
          <table:table-cell office:value-type="float" office:value="0.299">
            <text:p>0,299</text:p>
          </table:table-cell>
          <table:table-cell office:value-type="float" office:value="0.281">
            <text:p>0,281</text:p>
          </table:table-cell>
          <table:table-cell office:value-type="float" office:value="0.316">
            <text:p>0,316</text:p>
          </table:table-cell>
          <table:table-cell/>
          <table:table-cell table:formula="of:=GEOMEAN([.C66:.H66])" office:value-type="float" office:value="0.285034809761586">
            <text:p>0,2850348098</text:p>
          </table:table-cell>
          <table:table-cell table:formula="of:=STDEV([.C66:.H66])" office:value-type="float" office:value="0.0254086599410516">
            <text:p>0,0254086599</text:p>
          </table:table-cell>
          <table:table-cell table:number-columns-repeated="4"/>
        </table:table-row>
        <table:table-row table:style-name="ro3" table:number-rows-repeated="3">
          <table:table-cell table:number-columns-repeated="15"/>
        </table:table-row>
        <table:table-row table:style-name="ro1" table:number-rows-repeated="2">
          <table:table-cell table:number-columns-repeated="15"/>
        </table:table-row>
        <table:table-row table:style-name="ro3">
          <table:table-cell table:style-name="ce1" office:value-type="string">
            <text:p>AB</text:p>
          </table:table-cell>
          <table:table-cell table:number-columns-repeated="14"/>
        </table:table-row>
        <table:table-row table:style-name="ro3">
          <table:table-cell table:number-columns-repeated="15"/>
        </table:table-row>
        <table:table-row table:style-name="ro2">
          <table:table-cell table:style-name="ce2" office:value-type="string">
            <text:p>M1</text:p>
          </table:table-cell>
          <table:table-cell table:style-name="ce2" office:value-type="string">
            <text:p>time taken (seg)</text:p>
          </table:table-cell>
          <table:table-cell table:style-name="ce2" office:value-type="string">
            <text:p>failed requests</text:p>
          </table:table-cell>
          <table:table-cell table:style-name="ce2" office:value-type="string">
            <text:p>request per second</text:p>
          </table:table-cell>
          <table:table-cell table:style-name="ce2" office:value-type="string">
            <text:p>time per request (ms)</text:p>
          </table:table-cell>
          <table:table-cell table:number-columns-repeated="10"/>
        </table:table-row>
        <table:table-row table:style-name="ro3">
          <table:table-cell table:style-name="ce3"/>
          <table:table-cell table:style-name="ce3" office:value-type="float" office:value="94.111">
            <text:p>94,11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381.59">
            <text:p>1381,59</text:p>
          </table:table-cell>
          <table:table-cell table:style-name="ce3" office:value-type="float" office:value="108.59">
            <text:p>108,59</text:p>
          </table:table-cell>
          <table:table-cell table:number-columns-repeated="10"/>
        </table:table-row>
        <table:table-row table:style-name="ro3">
          <table:table-cell table:style-name="ce4"/>
          <table:table-cell table:style-name="ce4" office:value-type="float" office:value="92.654">
            <text:p>92,65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50.2">
            <text:p>1350,2</text:p>
          </table:table-cell>
          <table:table-cell table:style-name="ce4" office:value-type="float" office:value="108.447">
            <text:p>108,447</text:p>
          </table:table-cell>
          <table:table-cell table:number-columns-repeated="10"/>
        </table:table-row>
        <table:table-row table:style-name="ro3">
          <table:table-cell table:style-name="ce4"/>
          <table:table-cell table:style-name="ce4" office:value-type="float" office:value="92.454">
            <text:p>92,45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53.26">
            <text:p>1353,26</text:p>
          </table:table-cell>
          <table:table-cell table:style-name="ce4" office:value-type="float" office:value="109.217">
            <text:p>109,217</text:p>
          </table:table-cell>
          <table:table-cell table:number-columns-repeated="10"/>
        </table:table-row>
        <table:table-row table:style-name="ro3">
          <table:table-cell table:style-name="ce4"/>
          <table:table-cell table:style-name="ce4" office:value-type="float" office:value="92.757">
            <text:p>92,75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01.52">
            <text:p>1301,52</text:p>
          </table:table-cell>
          <table:table-cell table:style-name="ce4" office:value-type="float" office:value="107.027">
            <text:p>107,027</text:p>
          </table:table-cell>
          <table:table-cell table:number-columns-repeated="10"/>
        </table:table-row>
        <table:table-row table:style-name="ro3">
          <table:table-cell table:style-name="ce4"/>
          <table:table-cell table:style-name="ce4" office:value-type="float" office:value="92.848">
            <text:p>92,84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46.89">
            <text:p>1346,89</text:p>
          </table:table-cell>
          <table:table-cell table:style-name="ce4" office:value-type="float" office:value="108.67">
            <text:p>108,67</text:p>
          </table:table-cell>
          <table:table-cell table:number-columns-repeated="10"/>
        </table:table-row>
        <table:table-row table:style-name="ro3">
          <table:table-cell table:style-name="ce4"/>
          <table:table-cell table:style-name="ce4" office:value-type="float" office:value="94.962">
            <text:p>94,96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68.97">
            <text:p>1368,97</text:p>
          </table:table-cell>
          <table:table-cell table:style-name="ce4" office:value-type="float" office:value="109.571">
            <text:p>109,571</text:p>
          </table:table-cell>
          <table:table-cell table:number-columns-repeated="10"/>
        </table:table-row>
        <table:table-row table:style-name="ro3">
          <table:table-cell table:style-name="ce5" office:value-type="string">
            <text:p>Media:</text:p>
          </table:table-cell>
          <table:table-cell table:style-name="ce3" table:formula="of:=GEOMEAN([.B75:.B80])" office:value-type="float" office:value="93.2931795136689">
            <text:p>93,2931795137</text:p>
          </table:table-cell>
          <table:table-cell table:style-name="ce3" office:value-type="float" office:value="0">
            <text:p>0</text:p>
          </table:table-cell>
          <table:table-cell table:style-name="ce3" table:formula="of:=GEOMEAN([.D75:.D80])" office:value-type="float" office:value="1350.17244126229">
            <text:p>1350,1724412623</text:p>
          </table:table-cell>
          <table:table-cell table:style-name="ce3" table:formula="of:=GEOMEAN([.E75:.E80])" office:value-type="float" office:value="108.58405195009">
            <text:p>108,5840519501</text:p>
          </table:table-cell>
          <table:table-cell table:number-columns-repeated="10"/>
        </table:table-row>
        <table:table-row table:style-name="ro3">
          <table:table-cell table:style-name="ce5" office:value-type="string">
            <text:p>Desviación:</text:p>
          </table:table-cell>
          <table:table-cell table:style-name="ce6" table:formula="of:=STDEV([.B75:.B80])" office:value-type="float" office:value="1.00519822257437">
            <text:p>1,0051982226</text:p>
          </table:table-cell>
          <table:table-cell table:style-name="ce10" table:formula="of:=STDEV([.C75:.C80])" office:value-type="float" office:value="0">
            <text:p>0</text:p>
          </table:table-cell>
          <table:table-cell table:style-name="ce10" table:formula="of:=STDEV([.D75:.D80])" office:value-type="float" office:value="27.3036808873822">
            <text:p>27,3036808874</text:p>
          </table:table-cell>
          <table:table-cell table:style-name="ce10" table:formula="of:=STDEV([.E75:.E80])" office:value-type="float" office:value="0.874671824171785">
            <text:p>0,874671824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2">
          <table:table-cell table:style-name="ce5" office:value-type="string">
            <text:p>GW NGINX</text:p>
          </table:table-cell>
          <table:table-cell table:style-name="ce5" office:value-type="string">
            <text:p>time taken (seg)</text:p>
          </table:table-cell>
          <table:table-cell table:style-name="ce5" office:value-type="string">
            <text:p>failed requests</text:p>
          </table:table-cell>
          <table:table-cell table:style-name="ce5" office:value-type="string">
            <text:p>request per second</text:p>
          </table:table-cell>
          <table:table-cell table:style-name="ce5" office:value-type="string">
            <text:p>time per request (ms)</text:p>
          </table:table-cell>
          <table:table-cell table:number-columns-repeated="10"/>
        </table:table-row>
        <table:table-row table:style-name="ro3">
          <table:table-cell table:style-name="ce3"/>
          <table:table-cell table:style-name="ce3" office:value-type="float" office:value="91.765">
            <text:p>91,76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457.5">
            <text:p>1457,5</text:p>
          </table:table-cell>
          <table:table-cell table:style-name="ce3" office:value-type="float" office:value="105.498">
            <text:p>105,498</text:p>
          </table:table-cell>
          <table:table-cell table:number-columns-repeated="10"/>
        </table:table-row>
        <table:table-row table:style-name="ro3">
          <table:table-cell table:style-name="ce4"/>
          <table:table-cell table:style-name="ce4" office:value-type="float" office:value="91.564">
            <text:p>91,56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419.76">
            <text:p>1419,76</text:p>
          </table:table-cell>
          <table:table-cell table:style-name="ce4" office:value-type="float" office:value="105.651">
            <text:p>105,651</text:p>
          </table:table-cell>
          <table:table-cell table:number-columns-repeated="10"/>
        </table:table-row>
        <table:table-row table:style-name="ro3">
          <table:table-cell table:style-name="ce4"/>
          <table:table-cell table:style-name="ce4" office:value-type="float" office:value="91.092">
            <text:p>91,09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427.13">
            <text:p>1427,13</text:p>
          </table:table-cell>
          <table:table-cell table:style-name="ce4" office:value-type="float" office:value="105.106">
            <text:p>105,106</text:p>
          </table:table-cell>
          <table:table-cell table:number-columns-repeated="10"/>
        </table:table-row>
        <table:table-row table:style-name="ro3">
          <table:table-cell table:style-name="ce4"/>
          <table:table-cell table:style-name="ce4" office:value-type="float" office:value="90.633">
            <text:p>90,6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434.36">
            <text:p>1434,36</text:p>
          </table:table-cell>
          <table:table-cell table:style-name="ce4" office:value-type="float" office:value="104.576">
            <text:p>104,576</text:p>
          </table:table-cell>
          <table:table-cell table:number-columns-repeated="10"/>
        </table:table-row>
        <table:table-row table:style-name="ro3">
          <table:table-cell table:style-name="ce4"/>
          <table:table-cell table:style-name="ce4" office:value-type="float" office:value="91.112">
            <text:p>91,11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426.81">
            <text:p>1426,81</text:p>
          </table:table-cell>
          <table:table-cell table:style-name="ce4" office:value-type="float" office:value="105.129">
            <text:p>105,129</text:p>
          </table:table-cell>
          <table:table-cell table:number-columns-repeated="10"/>
        </table:table-row>
        <table:table-row table:style-name="ro3">
          <table:table-cell table:style-name="ce4"/>
          <table:table-cell table:style-name="ce4" office:value-type="float" office:value="91.512">
            <text:p>91,51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428.95">
            <text:p>1428,95</text:p>
          </table:table-cell>
          <table:table-cell table:style-name="ce4" office:value-type="float" office:value="105.227">
            <text:p>105,227</text:p>
          </table:table-cell>
          <table:table-cell table:number-columns-repeated="10"/>
        </table:table-row>
        <table:table-row table:style-name="ro3">
          <table:table-cell table:style-name="ce5" office:value-type="string">
            <text:p>Media:</text:p>
          </table:table-cell>
          <table:table-cell table:style-name="ce3" table:formula="of:=GEOMEAN([.B85:.B90])" office:value-type="float" office:value="91.2788880562699">
            <text:p>91,2788880563</text:p>
          </table:table-cell>
          <table:table-cell table:style-name="ce3" office:value-type="float" office:value="0">
            <text:p>0</text:p>
          </table:table-cell>
          <table:table-cell table:style-name="ce3" table:formula="of:=GEOMEAN([.D85:.D90])" office:value-type="float" office:value="1432.3683946543">
            <text:p>1432,3683946543</text:p>
          </table:table-cell>
          <table:table-cell table:style-name="ce3" table:formula="of:=GEOMEAN([.E85:.E90])" office:value-type="float" office:value="105.197281250106">
            <text:p>105,1972812501</text:p>
          </table:table-cell>
          <table:table-cell table:number-columns-repeated="10"/>
        </table:table-row>
        <table:table-row table:style-name="ro3">
          <table:table-cell table:style-name="ce5" office:value-type="string">
            <text:p>Desviación:</text:p>
          </table:table-cell>
          <table:table-cell table:style-name="ce6" table:formula="of:=STDEV([.B85:.B90])" office:value-type="float" office:value="0.412766600716031">
            <text:p>0,4127666007</text:p>
          </table:table-cell>
          <table:table-cell table:style-name="ce10" table:formula="of:=STDEV([.C85:.C90])" office:value-type="float" office:value="0">
            <text:p>0</text:p>
          </table:table-cell>
          <table:table-cell table:style-name="ce10" table:formula="of:=STDEV([.D85:.D90])" office:value-type="float" office:value="13.1494690640598">
            <text:p>13,1494690641</text:p>
          </table:table-cell>
          <table:table-cell table:style-name="ce10" table:formula="of:=STDEV([.E85:.E90])" office:value-type="float" office:value="0.373137731496921">
            <text:p>0,3731377315</text:p>
          </table:table-cell>
          <table:table-cell table:number-columns-repeated="9"/>
          <table:table-cell table:style-name="ce14"/>
        </table:table-row>
        <table:table-row table:style-name="ro3">
          <table:table-cell table:number-columns-repeated="15"/>
        </table:table-row>
        <table:table-row table:style-name="ro2">
          <table:table-cell table:style-name="ce5" office:value-type="string">
            <text:p>GW HAP</text:p>
          </table:table-cell>
          <table:table-cell table:style-name="ce5" office:value-type="string">
            <text:p>time taken (seg)</text:p>
          </table:table-cell>
          <table:table-cell table:style-name="ce5" office:value-type="string">
            <text:p>failed requests</text:p>
          </table:table-cell>
          <table:table-cell table:style-name="ce5" office:value-type="string">
            <text:p>request per second</text:p>
          </table:table-cell>
          <table:table-cell table:style-name="ce5" office:value-type="string">
            <text:p>time per request (ms)</text:p>
          </table:table-cell>
          <table:table-cell table:number-columns-repeated="10"/>
        </table:table-row>
        <table:table-row table:style-name="ro3">
          <table:table-cell table:style-name="ce3"/>
          <table:table-cell table:style-name="ce3" office:value-type="float" office:value="83.841">
            <text:p>83,84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550.56">
            <text:p>1550,56</text:p>
          </table:table-cell>
          <table:table-cell table:style-name="ce3" office:value-type="float" office:value="96.739">
            <text:p>96,739</text:p>
          </table:table-cell>
          <table:table-cell table:number-columns-repeated="10"/>
        </table:table-row>
        <table:table-row table:style-name="ro3">
          <table:table-cell table:style-name="ce4"/>
          <table:table-cell table:style-name="ce4" office:value-type="float" office:value="85.334">
            <text:p>85,33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523.42">
            <text:p>1523,42</text:p>
          </table:table-cell>
          <table:table-cell table:style-name="ce4" office:value-type="float" office:value="98.462">
            <text:p>98,462</text:p>
          </table:table-cell>
          <table:table-cell table:number-columns-repeated="10"/>
        </table:table-row>
        <table:table-row table:style-name="ro3">
          <table:table-cell table:style-name="ce4"/>
          <table:table-cell table:style-name="ce4" office:value-type="float" office:value="83.234">
            <text:p>83,23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561.87">
            <text:p>1561,87</text:p>
          </table:table-cell>
          <table:table-cell table:style-name="ce4" office:value-type="float" office:value="96.039">
            <text:p>96,039</text:p>
          </table:table-cell>
          <table:table-cell table:number-columns-repeated="10"/>
        </table:table-row>
        <table:table-row table:style-name="ro3">
          <table:table-cell table:style-name="ce4"/>
          <table:table-cell table:style-name="ce4" office:value-type="float" office:value="82.71">
            <text:p>82,7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571.76">
            <text:p>1571,76</text:p>
          </table:table-cell>
          <table:table-cell table:style-name="ce4" office:value-type="float" office:value="95.435">
            <text:p>95,435</text:p>
          </table:table-cell>
          <table:table-cell table:number-columns-repeated="10"/>
        </table:table-row>
        <table:table-row table:style-name="ro3">
          <table:table-cell table:style-name="ce4"/>
          <table:table-cell table:style-name="ce4" office:value-type="float" office:value="82.757">
            <text:p>82,75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570.87">
            <text:p>1570,87</text:p>
          </table:table-cell>
          <table:table-cell table:style-name="ce4" office:value-type="float" office:value="95.488">
            <text:p>95,488</text:p>
          </table:table-cell>
          <table:table-cell table:number-columns-repeated="10"/>
        </table:table-row>
        <table:table-row table:style-name="ro3">
          <table:table-cell table:style-name="ce4"/>
          <table:table-cell table:style-name="ce4" office:value-type="float" office:value="81.894">
            <text:p>81,89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587.42">
            <text:p>1587,42</text:p>
          </table:table-cell>
          <table:table-cell table:style-name="ce4" office:value-type="float" office:value="94.493">
            <text:p>94,493</text:p>
          </table:table-cell>
          <table:table-cell table:number-columns-repeated="10"/>
        </table:table-row>
        <table:table-row table:style-name="ro3">
          <table:table-cell table:style-name="ce5" office:value-type="string">
            <text:p>Media:</text:p>
          </table:table-cell>
          <table:table-cell table:style-name="ce7" table:formula="of:=GEOMEAN([.B95:.B100])" office:value-type="float" office:value="83.2879860083976">
            <text:p>83,2879860084</text:p>
          </table:table-cell>
          <table:table-cell table:style-name="ce3" office:value-type="float" office:value="0">
            <text:p>0</text:p>
          </table:table-cell>
          <table:table-cell table:style-name="ce3" table:formula="of:=GEOMEAN([.D95:.D100])" office:value-type="float" office:value="1560.85265088154">
            <text:p>1560,8526508816</text:p>
          </table:table-cell>
          <table:table-cell table:style-name="ce12" table:formula="of:=GEOMEAN([.E95:.E100])" office:value-type="float" office:value="96.1012414713055">
            <text:p>96,1012414713</text:p>
          </table:table-cell>
          <table:table-cell table:number-columns-repeated="10"/>
        </table:table-row>
        <table:table-row table:style-name="ro3">
          <table:table-cell table:style-name="ce5" office:value-type="string">
            <text:p>Desviación:</text:p>
          </table:table-cell>
          <table:table-cell table:style-name="ce8" table:formula="of:=STDEV([.B95:.B100])" office:value-type="float" office:value="1.18775654071026">
            <text:p>1,1877565407</text:p>
          </table:table-cell>
          <table:table-cell table:style-name="ce10" table:formula="of:=STDEV([.C95:.C100])" office:value-type="float" office:value="0">
            <text:p>0</text:p>
          </table:table-cell>
          <table:table-cell table:style-name="ce10" table:formula="of:=STDEV([.D95:.D100])" office:value-type="float" office:value="22.0599915382274">
            <text:p>22,0599915382</text:p>
          </table:table-cell>
          <table:table-cell table:style-name="ce13" table:formula="of:=STDEV([.E95:.E100])" office:value-type="float" office:value="1.37038544456174">
            <text:p>1,3703854446</text:p>
          </table:table-cell>
          <table:table-cell table:number-columns-repeated="10"/>
        </table:table-row>
        <table:table-row table:style-name="ro3">
          <table:table-cell table:number-columns-repeated="15"/>
        </table:table-row>
        <table:table-row table:style-name="ro1" table:number-rows-repeated="8">
          <table:table-cell table:number-columns-repeated="15"/>
        </table:table-row>
        <table:table-row table:style-name="ro3">
          <table:table-cell table:style-name="ce1" office:value-type="string">
            <text:p>HTTPERF</text:p>
          </table:table-cell>
          <table:table-cell table:number-columns-repeated="14"/>
        </table:table-row>
        <table:table-row table:style-name="ro3">
          <table:table-cell table:number-columns-repeated="15"/>
        </table:table-row>
        <table:table-row table:style-name="ro2">
          <table:table-cell table:style-name="ce5" office:value-type="string">
            <text:p>M1</text:p>
          </table:table-cell>
          <table:table-cell table:style-name="ce5" office:value-type="string">
            <text:p>Total conect</text:p>
          </table:table-cell>
          <table:table-cell table:style-name="ce5" office:value-type="string">
            <text:p>Replies</text:p>
          </table:table-cell>
          <table:table-cell table:style-name="ce5" office:value-type="string">
            <text:p>Request rate</text:p>
          </table:table-cell>
          <table:table-cell table:style-name="ce5" office:value-type="string">
            <text:p>Total errors</text:p>
          </table:table-cell>
          <table:table-cell table:number-columns-repeated="10"/>
        </table:table-row>
        <table:table-row table:style-name="ro3">
          <table:table-cell table:style-name="ce3"/>
          <table:table-cell table:style-name="ce3" office:value-type="float" office:value="10932">
            <text:p>10932</text:p>
          </table:table-cell>
          <table:table-cell table:style-name="ce3" office:value-type="float" office:value="10663">
            <text:p>10663</text:p>
          </table:table-cell>
          <table:table-cell table:style-name="ce3" office:value-type="float" office:value="1022.3">
            <text:p>1022,3</text:p>
          </table:table-cell>
          <table:table-cell table:style-name="ce3" office:value-type="float" office:value="2337">
            <text:p>2337</text:p>
          </table:table-cell>
          <table:table-cell table:number-columns-repeated="10"/>
        </table:table-row>
        <table:table-row table:style-name="ro3">
          <table:table-cell table:style-name="ce4"/>
          <table:table-cell table:style-name="ce4" office:value-type="float" office:value="10740">
            <text:p>10740</text:p>
          </table:table-cell>
          <table:table-cell table:style-name="ce4" office:value-type="float" office:value="10479">
            <text:p>10479</text:p>
          </table:table-cell>
          <table:table-cell table:style-name="ce4" office:value-type="float" office:value="987.8">
            <text:p>987,8</text:p>
          </table:table-cell>
          <table:table-cell table:style-name="ce4" office:value-type="float" office:value="2521">
            <text:p>2521</text:p>
          </table:table-cell>
          <table:table-cell table:number-columns-repeated="10"/>
        </table:table-row>
        <table:table-row table:style-name="ro3">
          <table:table-cell table:style-name="ce4"/>
          <table:table-cell table:style-name="ce4" office:value-type="float" office:value="10050">
            <text:p>10050</text:p>
          </table:table-cell>
          <table:table-cell table:style-name="ce4" office:value-type="float" office:value="9918">
            <text:p>9918</text:p>
          </table:table-cell>
          <table:table-cell table:style-name="ce4" office:value-type="float" office:value="982.3">
            <text:p>982,3</text:p>
          </table:table-cell>
          <table:table-cell table:style-name="ce4" office:value-type="float" office:value="3082">
            <text:p>3082</text:p>
          </table:table-cell>
          <table:table-cell table:number-columns-repeated="10"/>
        </table:table-row>
        <table:table-row table:style-name="ro3">
          <table:table-cell table:style-name="ce4"/>
          <table:table-cell table:style-name="ce4" office:value-type="float" office:value="10083">
            <text:p>10083</text:p>
          </table:table-cell>
          <table:table-cell table:style-name="ce4" office:value-type="float" office:value="9847">
            <text:p>9847</text:p>
          </table:table-cell>
          <table:table-cell table:style-name="ce4" office:value-type="float" office:value="983.9">
            <text:p>983,9</text:p>
          </table:table-cell>
          <table:table-cell table:style-name="ce4" office:value-type="float" office:value="3153">
            <text:p>3153</text:p>
          </table:table-cell>
          <table:table-cell table:number-columns-repeated="10"/>
        </table:table-row>
        <table:table-row table:style-name="ro3">
          <table:table-cell table:style-name="ce4"/>
          <table:table-cell table:style-name="ce4" office:value-type="float" office:value="10783">
            <text:p>10783</text:p>
          </table:table-cell>
          <table:table-cell table:style-name="ce4" office:value-type="float" office:value="10520">
            <text:p>10520</text:p>
          </table:table-cell>
          <table:table-cell table:style-name="ce4" office:value-type="float" office:value="998.5">
            <text:p>998,5</text:p>
          </table:table-cell>
          <table:table-cell table:style-name="ce4" office:value-type="float" office:value="2480">
            <text:p>2480</text:p>
          </table:table-cell>
          <table:table-cell table:number-columns-repeated="10"/>
        </table:table-row>
        <table:table-row table:style-name="ro3">
          <table:table-cell table:style-name="ce4"/>
          <table:table-cell table:style-name="ce4" office:value-type="float" office:value="9681">
            <text:p>9681</text:p>
          </table:table-cell>
          <table:table-cell table:style-name="ce4" office:value-type="float" office:value="9488">
            <text:p>9488</text:p>
          </table:table-cell>
          <table:table-cell table:style-name="ce4" office:value-type="float" office:value="886.8">
            <text:p>886,8</text:p>
          </table:table-cell>
          <table:table-cell table:style-name="ce4" office:value-type="float" office:value="3515">
            <text:p>3515</text:p>
          </table:table-cell>
          <table:table-cell table:number-columns-repeated="10"/>
        </table:table-row>
        <table:table-row table:style-name="ro3">
          <table:table-cell table:style-name="ce5" office:value-type="string">
            <text:p>Media:</text:p>
          </table:table-cell>
          <table:table-cell table:style-name="ce3" table:formula="of:=GEOMEAN([.B115:.B120])" office:value-type="float" office:value="10367.7995764722">
            <text:p>10367,7995764722</text:p>
          </table:table-cell>
          <table:table-cell table:style-name="ce3" table:formula="of:=GEOMEAN([.C115:.C120])" office:value-type="float" office:value="10143.4638213629">
            <text:p>10143,4638213629</text:p>
          </table:table-cell>
          <table:table-cell table:style-name="ce3" table:formula="of:=GEOMEAN([.D115:.D120])" office:value-type="float" office:value="975.969037955206">
            <text:p>975,9690379552</text:p>
          </table:table-cell>
          <table:table-cell table:style-name="ce3" table:formula="of:=GEOMEAN([.E115:.E120])" office:value-type="float" office:value="2816.39909156367">
            <text:p>2816,3990915637</text:p>
          </table:table-cell>
          <table:table-cell table:number-columns-repeated="10"/>
        </table:table-row>
        <table:table-row table:style-name="ro3">
          <table:table-cell table:style-name="ce5" office:value-type="string">
            <text:p>Desviación:</text:p>
          </table:table-cell>
          <table:table-cell table:style-name="ce6" table:formula="of:=STDEV([.B115:.B120])" office:value-type="float" office:value="506.439104598635">
            <text:p>506,4391045986</text:p>
          </table:table-cell>
          <table:table-cell table:style-name="ce10" table:formula="of:=STDEV([.C115:.C120])" office:value-type="float" office:value="467.36484677391">
            <text:p>467,3648467739</text:p>
          </table:table-cell>
          <table:table-cell table:style-name="ce10" table:formula="of:=STDEV([.D115:.D120])" office:value-type="float" office:value="46.5675709766643">
            <text:p>46,5675709767</text:p>
          </table:table-cell>
          <table:table-cell table:style-name="ce10" table:formula="of:=STDEV([.E115:.E120])" office:value-type="float" office:value="468.218752294267">
            <text:p>468,2187522943</text:p>
          </table:table-cell>
          <table:table-cell table:number-columns-repeated="10"/>
        </table:table-row>
        <table:table-row table:style-name="ro3">
          <table:table-cell table:number-columns-repeated="15"/>
        </table:table-row>
        <table:table-row table:style-name="ro2">
          <table:table-cell table:style-name="ce5" office:value-type="string">
            <text:p>GW NGINX</text:p>
          </table:table-cell>
          <table:table-cell table:style-name="ce5" office:value-type="string">
            <text:p>Total conect</text:p>
          </table:table-cell>
          <table:table-cell table:style-name="ce5" office:value-type="string">
            <text:p>Replies</text:p>
          </table:table-cell>
          <table:table-cell table:style-name="ce5" office:value-type="string">
            <text:p>Request rate</text:p>
          </table:table-cell>
          <table:table-cell table:style-name="ce5" office:value-type="string">
            <text:p>Total errors</text:p>
          </table:table-cell>
          <table:table-cell table:number-columns-repeated="10"/>
        </table:table-row>
        <table:table-row table:style-name="ro3">
          <table:table-cell table:style-name="ce3"/>
          <table:table-cell table:style-name="ce3" office:value-type="float" office:value="11342">
            <text:p>11342</text:p>
          </table:table-cell>
          <table:table-cell table:style-name="ce3" office:value-type="float" office:value="11171">
            <text:p>11171</text:p>
          </table:table-cell>
          <table:table-cell table:style-name="ce3" office:value-type="float" office:value="1048.9">
            <text:p>1048,9</text:p>
          </table:table-cell>
          <table:table-cell table:style-name="ce3" office:value-type="float" office:value="1829">
            <text:p>1829</text:p>
          </table:table-cell>
          <table:table-cell table:number-columns-repeated="10"/>
        </table:table-row>
        <table:table-row table:style-name="ro3">
          <table:table-cell table:style-name="ce4"/>
          <table:table-cell table:style-name="ce4" office:value-type="float" office:value="11051">
            <text:p>11051</text:p>
          </table:table-cell>
          <table:table-cell table:style-name="ce4" office:value-type="float" office:value="10879">
            <text:p>10879</text:p>
          </table:table-cell>
          <table:table-cell table:style-name="ce4" office:value-type="float" office:value="1025.5">
            <text:p>1025,5</text:p>
          </table:table-cell>
          <table:table-cell table:style-name="ce4" office:value-type="float" office:value="2121">
            <text:p>2121</text:p>
          </table:table-cell>
          <table:table-cell table:number-columns-repeated="10"/>
        </table:table-row>
        <table:table-row table:style-name="ro3">
          <table:table-cell table:style-name="ce4"/>
          <table:table-cell table:style-name="ce4" office:value-type="float" office:value="11641">
            <text:p>11641</text:p>
          </table:table-cell>
          <table:table-cell table:style-name="ce4" office:value-type="float" office:value="11520">
            <text:p>11520</text:p>
          </table:table-cell>
          <table:table-cell table:style-name="ce4" office:value-type="float" office:value="1090.4">
            <text:p>1090,4</text:p>
          </table:table-cell>
          <table:table-cell table:style-name="ce4" office:value-type="float" office:value="1480">
            <text:p>1480</text:p>
          </table:table-cell>
          <table:table-cell table:number-columns-repeated="10"/>
        </table:table-row>
        <table:table-row table:style-name="ro3">
          <table:table-cell table:style-name="ce4"/>
          <table:table-cell table:style-name="ce4" office:value-type="float" office:value="11072">
            <text:p>11072</text:p>
          </table:table-cell>
          <table:table-cell table:style-name="ce4" office:value-type="float" office:value="10885">
            <text:p>10885</text:p>
          </table:table-cell>
          <table:table-cell table:style-name="ce4" office:value-type="float" office:value="1020.3">
            <text:p>1020,3</text:p>
          </table:table-cell>
          <table:table-cell table:style-name="ce4" office:value-type="float" office:value="2115">
            <text:p>2115</text:p>
          </table:table-cell>
          <table:table-cell table:number-columns-repeated="10"/>
        </table:table-row>
        <table:table-row table:style-name="ro3">
          <table:table-cell table:style-name="ce4"/>
          <table:table-cell table:style-name="ce4" office:value-type="float" office:value="11236">
            <text:p>11236</text:p>
          </table:table-cell>
          <table:table-cell table:style-name="ce4" office:value-type="float" office:value="11110">
            <text:p>11110</text:p>
          </table:table-cell>
          <table:table-cell table:style-name="ce4" office:value-type="float" office:value="1041.5">
            <text:p>1041,5</text:p>
          </table:table-cell>
          <table:table-cell table:style-name="ce4" office:value-type="float" office:value="1890">
            <text:p>1890</text:p>
          </table:table-cell>
          <table:table-cell table:number-columns-repeated="10"/>
        </table:table-row>
        <table:table-row table:style-name="ro3">
          <table:table-cell table:style-name="ce4"/>
          <table:table-cell table:style-name="ce4" office:value-type="float" office:value="11643">
            <text:p>11643</text:p>
          </table:table-cell>
          <table:table-cell table:style-name="ce4" office:value-type="float" office:value="11478">
            <text:p>11478</text:p>
          </table:table-cell>
          <table:table-cell table:style-name="ce4" office:value-type="float" office:value="1078.8">
            <text:p>1078,8</text:p>
          </table:table-cell>
          <table:table-cell table:style-name="ce4" office:value-type="float" office:value="1522">
            <text:p>1522</text:p>
          </table:table-cell>
          <table:table-cell table:number-columns-repeated="10"/>
        </table:table-row>
        <table:table-row table:style-name="ro3">
          <table:table-cell table:style-name="ce5" office:value-type="string">
            <text:p>Media:</text:p>
          </table:table-cell>
          <table:table-cell table:style-name="ce3" table:formula="of:=GEOMEAN([.B125:.B130])" office:value-type="float" office:value="11328.2815947891">
            <text:p>11328,2815947891</text:p>
          </table:table-cell>
          <table:table-cell table:style-name="ce3" table:formula="of:=GEOMEAN([.C125:.C130])" office:value-type="float" office:value="11170.9567418522">
            <text:p>11170,9567418522</text:p>
          </table:table-cell>
          <table:table-cell table:style-name="ce3" table:formula="of:=GEOMEAN([.D125:.D130])" office:value-type="float" office:value="1050.58359577794">
            <text:p>1050,5835957779</text:p>
          </table:table-cell>
          <table:table-cell table:style-name="ce3" table:formula="of:=GEOMEAN([.E125:.E130])" office:value-type="float" office:value="1808.00857655662">
            <text:p>1808,0085765566</text:p>
          </table:table-cell>
          <table:table-cell table:number-columns-repeated="10"/>
        </table:table-row>
        <table:table-row table:style-name="ro3">
          <table:table-cell table:style-name="ce5" office:value-type="string">
            <text:p>Desviación:</text:p>
          </table:table-cell>
          <table:table-cell table:style-name="ce6" table:formula="of:=STDEV([.B125:.B130])" office:value-type="float" office:value="263.844967105053">
            <text:p>263,8449671051</text:p>
          </table:table-cell>
          <table:table-cell table:style-name="ce10" table:formula="of:=STDEV([.C125:.C130])" office:value-type="float" office:value="278.130484964641">
            <text:p>278,1304849646</text:p>
          </table:table-cell>
          <table:table-cell table:style-name="ce10" table:formula="of:=STDEV([.D125:.D130])" office:value-type="float" office:value="28.3285721489806">
            <text:p>28,328572149</text:p>
          </table:table-cell>
          <table:table-cell table:style-name="ce10" table:formula="of:=STDEV([.E125:.E130])" office:value-type="float" office:value="278.130484964642">
            <text:p>278,1304849646</text:p>
          </table:table-cell>
          <table:table-cell table:number-columns-repeated="10"/>
        </table:table-row>
        <table:table-row table:style-name="ro3">
          <table:table-cell table:number-columns-repeated="15"/>
        </table:table-row>
        <table:table-row table:style-name="ro2">
          <table:table-cell table:style-name="ce5" office:value-type="string">
            <text:p>GW HAP</text:p>
          </table:table-cell>
          <table:table-cell table:style-name="ce5" office:value-type="string">
            <text:p>Total conect</text:p>
          </table:table-cell>
          <table:table-cell table:style-name="ce5" office:value-type="string">
            <text:p>Replies</text:p>
          </table:table-cell>
          <table:table-cell table:style-name="ce5" office:value-type="string">
            <text:p>Request rate</text:p>
          </table:table-cell>
          <table:table-cell table:style-name="ce5" office:value-type="string">
            <text:p>Total errors</text:p>
          </table:table-cell>
          <table:table-cell table:number-columns-repeated="10"/>
        </table:table-row>
        <table:table-row table:style-name="ro3">
          <table:table-cell table:style-name="ce3"/>
          <table:table-cell table:style-name="ce3" office:value-type="float" office:value="12611">
            <text:p>12611</text:p>
          </table:table-cell>
          <table:table-cell table:style-name="ce3" office:value-type="float" office:value="12517">
            <text:p>12517</text:p>
          </table:table-cell>
          <table:table-cell table:style-name="ce3" office:value-type="float" office:value="1177.3">
            <text:p>1177,3</text:p>
          </table:table-cell>
          <table:table-cell table:style-name="ce3" office:value-type="float" office:value="483">
            <text:p>483</text:p>
          </table:table-cell>
          <table:table-cell table:number-columns-repeated="10"/>
        </table:table-row>
        <table:table-row table:style-name="ro3">
          <table:table-cell table:style-name="ce4"/>
          <table:table-cell table:style-name="ce9" office:value-type="float" office:value="12219">
            <text:p>12219</text:p>
          </table:table-cell>
          <table:table-cell table:style-name="ce4" office:value-type="float" office:value="12134">
            <text:p>12134</text:p>
          </table:table-cell>
          <table:table-cell table:style-name="ce4" office:value-type="float" office:value="1142.7">
            <text:p>1142,7</text:p>
          </table:table-cell>
          <table:table-cell table:style-name="ce4" office:value-type="float" office:value="866">
            <text:p>866</text:p>
          </table:table-cell>
          <table:table-cell table:number-columns-repeated="10"/>
        </table:table-row>
        <table:table-row table:style-name="ro3">
          <table:table-cell table:style-name="ce4"/>
          <table:table-cell table:style-name="ce4" office:value-type="float" office:value="12809">
            <text:p>12809</text:p>
          </table:table-cell>
          <table:table-cell table:style-name="ce4" office:value-type="float" office:value="12689">
            <text:p>12689</text:p>
          </table:table-cell>
          <table:table-cell table:style-name="ce4" office:value-type="float" office:value="1195.1">
            <text:p>1195,1</text:p>
          </table:table-cell>
          <table:table-cell table:style-name="ce4" office:value-type="float" office:value="311">
            <text:p>311</text:p>
          </table:table-cell>
          <table:table-cell table:number-columns-repeated="10"/>
        </table:table-row>
        <table:table-row table:style-name="ro3">
          <table:table-cell table:style-name="ce4"/>
          <table:table-cell table:style-name="ce4" office:value-type="float" office:value="13000">
            <text:p>13000</text:p>
          </table:table-cell>
          <table:table-cell table:style-name="ce4" office:value-type="float" office:value="12973">
            <text:p>12973</text:p>
          </table:table-cell>
          <table:table-cell table:style-name="ce4" office:value-type="float" office:value="1219.8">
            <text:p>1219,8</text:p>
          </table:table-cell>
          <table:table-cell table:style-name="ce4" office:value-type="float" office:value="27">
            <text:p>27</text:p>
          </table:table-cell>
          <table:table-cell table:number-columns-repeated="10"/>
        </table:table-row>
        <table:table-row table:style-name="ro3">
          <table:table-cell table:style-name="ce4"/>
          <table:table-cell table:style-name="ce4" office:value-type="float" office:value="12640">
            <text:p>12640</text:p>
          </table:table-cell>
          <table:table-cell table:style-name="ce4" office:value-type="float" office:value="12537">
            <text:p>12537</text:p>
          </table:table-cell>
          <table:table-cell table:style-name="ce4" office:value-type="float" office:value="1179.3">
            <text:p>1179,3</text:p>
          </table:table-cell>
          <table:table-cell table:style-name="ce4" office:value-type="float" office:value="463">
            <text:p>463</text:p>
          </table:table-cell>
          <table:table-cell table:number-columns-repeated="10"/>
        </table:table-row>
        <table:table-row table:style-name="ro3">
          <table:table-cell table:style-name="ce4"/>
          <table:table-cell table:style-name="ce4" office:value-type="float" office:value="13000">
            <text:p>13000</text:p>
          </table:table-cell>
          <table:table-cell table:style-name="ce4" office:value-type="float" office:value="12993">
            <text:p>12993</text:p>
          </table:table-cell>
          <table:table-cell table:style-name="ce4" office:value-type="float" office:value="1217.8">
            <text:p>1217,8</text:p>
          </table:table-cell>
          <table:table-cell table:style-name="ce4" office:value-type="float" office:value="7">
            <text:p>7</text:p>
          </table:table-cell>
          <table:table-cell table:number-columns-repeated="10"/>
        </table:table-row>
        <table:table-row table:style-name="ro3">
          <table:table-cell table:style-name="ce5" office:value-type="string">
            <text:p>Media:</text:p>
          </table:table-cell>
          <table:table-cell table:style-name="ce3" table:formula="of:=GEOMEAN([.B135:.B140])" office:value-type="float" office:value="12710.2970098833">
            <text:p>12710,2970098833</text:p>
          </table:table-cell>
          <table:table-cell table:style-name="ce3" table:formula="of:=GEOMEAN([.C135:.C140])" office:value-type="float" office:value="12637.0543629005">
            <text:p>12637,0543629005</text:p>
          </table:table-cell>
          <table:table-cell table:style-name="ce3" table:formula="of:=GEOMEAN([.D135:.D140])" office:value-type="float" office:value="1188.37111147842">
            <text:p>1188,3711114784</text:p>
          </table:table-cell>
          <table:table-cell table:style-name="ce3" table:formula="of:=GEOMEAN([.E135:.E140])" office:value-type="float" office:value="149.983920335978">
            <text:p>149,983920336</text:p>
          </table:table-cell>
          <table:table-cell table:number-columns-repeated="10"/>
        </table:table-row>
        <table:table-row table:style-name="ro3">
          <table:table-cell table:style-name="ce5" office:value-type="string">
            <text:p>Desviación:</text:p>
          </table:table-cell>
          <table:table-cell table:style-name="ce6" table:formula="of:=STDEV([.B135:.B140])" office:value-type="float" office:value="294.524305731576">
            <text:p>294,5243057316</text:p>
          </table:table-cell>
          <table:table-cell table:style-name="ce10" table:formula="of:=STDEV([.C135:.C140])" office:value-type="float" office:value="322.388430313496">
            <text:p>322,3884303135</text:p>
          </table:table-cell>
          <table:table-cell table:style-name="ce10" table:formula="of:=STDEV([.D135:.D140])" office:value-type="float" office:value="28.9457884098303">
            <text:p>28,9457884098</text:p>
          </table:table-cell>
          <table:table-cell table:style-name="ce10" table:formula="of:=STDEV([.E135:.E140])" office:value-type="float" office:value="322.388430313496">
            <text:p>322,3884303135</text:p>
          </table:table-cell>
          <table:table-cell table:number-columns-repeated="10"/>
        </table:table-row>
        <table:table-row table:style-name="ro3" table:number-rows-repeated="9">
          <table:table-cell table:number-columns-repeated="15"/>
        </table:table-row>
        <table:table-row table:style-name="ro3">
          <table:table-cell table:style-name="ce1" office:value-type="string">
            <text:p>OPENWEBLOAD</text:p>
          </table:table-cell>
          <table:table-cell table:number-columns-repeated="14"/>
        </table:table-row>
        <table:table-row table:style-name="ro3">
          <table:table-cell table:number-columns-repeated="15"/>
        </table:table-row>
        <table:table-row table:style-name="ro3">
          <table:table-cell table:style-name="ce5" office:value-type="string">
            <text:p>M1</text:p>
          </table:table-cell>
          <table:table-cell table:style-name="ce5" office:value-type="string">
            <text:p>Total TPS</text:p>
          </table:table-cell>
          <table:table-cell table:style-name="ce11" office:value-type="string">
            <text:p>AVG Response TIME</text:p>
          </table:table-cell>
          <table:table-cell table:style-name="ce11" office:value-type="string">
            <text:p>MAX RESPONSE TIME</text:p>
          </table:table-cell>
          <table:table-cell table:number-columns-repeated="11"/>
        </table:table-row>
        <table:table-row table:style-name="ro3">
          <table:table-cell table:style-name="ce3"/>
          <table:table-cell table:style-name="ce3" office:value-type="float" office:value="1198.55">
            <text:p>1198,55</text:p>
          </table:table-cell>
          <table:table-cell table:style-name="ce3" office:value-type="float" office:value="0.081">
            <text:p>0,081</text:p>
          </table:table-cell>
          <table:table-cell table:style-name="ce3" office:value-type="float" office:value="0.903">
            <text:p>0,903</text:p>
          </table:table-cell>
          <table:table-cell table:number-columns-repeated="11"/>
        </table:table-row>
        <table:table-row table:style-name="ro3">
          <table:table-cell table:style-name="ce4"/>
          <table:table-cell table:style-name="ce4" office:value-type="float" office:value="1183.26">
            <text:p>1183,26</text:p>
          </table:table-cell>
          <table:table-cell table:style-name="ce4" office:value-type="float" office:value="0.082">
            <text:p>0,082</text:p>
          </table:table-cell>
          <table:table-cell table:style-name="ce4" office:value-type="float" office:value="1.123">
            <text:p>1,123</text:p>
          </table:table-cell>
          <table:table-cell table:number-columns-repeated="11"/>
        </table:table-row>
        <table:table-row table:style-name="ro3">
          <table:table-cell table:style-name="ce4"/>
          <table:table-cell table:style-name="ce4" office:value-type="float" office:value="1112.8">
            <text:p>1112,8</text:p>
          </table:table-cell>
          <table:table-cell table:style-name="ce4" office:value-type="float" office:value="0.087">
            <text:p>0,087</text:p>
          </table:table-cell>
          <table:table-cell table:style-name="ce4" office:value-type="float" office:value="1.437">
            <text:p>1,437</text:p>
          </table:table-cell>
          <table:table-cell table:number-columns-repeated="11"/>
        </table:table-row>
        <table:table-row table:style-name="ro3">
          <table:table-cell table:style-name="ce4"/>
          <table:table-cell table:style-name="ce4" office:value-type="float" office:value="1169.69">
            <text:p>1169,69</text:p>
          </table:table-cell>
          <table:table-cell table:style-name="ce4" office:value-type="float" office:value="0.083">
            <text:p>0,083</text:p>
          </table:table-cell>
          <table:table-cell table:style-name="ce4" office:value-type="float" office:value="1.697">
            <text:p>1,697</text:p>
          </table:table-cell>
          <table:table-cell table:number-columns-repeated="11"/>
        </table:table-row>
        <table:table-row table:style-name="ro3">
          <table:table-cell table:style-name="ce4"/>
          <table:table-cell table:style-name="ce4" office:value-type="float" office:value="1128.49">
            <text:p>1128,49</text:p>
          </table:table-cell>
          <table:table-cell table:style-name="ce4" office:value-type="float" office:value="0.085">
            <text:p>0,085</text:p>
          </table:table-cell>
          <table:table-cell table:style-name="ce4" office:value-type="float" office:value="1.241">
            <text:p>1,241</text:p>
          </table:table-cell>
          <table:table-cell table:number-columns-repeated="11"/>
        </table:table-row>
        <table:table-row table:style-name="ro3">
          <table:table-cell table:style-name="ce4"/>
          <table:table-cell table:style-name="ce4" office:value-type="float" office:value="1180.35">
            <text:p>1180,35</text:p>
          </table:table-cell>
          <table:table-cell table:style-name="ce4" office:value-type="float" office:value="0.082">
            <text:p>0,082</text:p>
          </table:table-cell>
          <table:table-cell table:style-name="ce4" office:value-type="float" office:value="1.514">
            <text:p>1,514</text:p>
          </table:table-cell>
          <table:table-cell table:number-columns-repeated="11"/>
        </table:table-row>
        <table:table-row table:style-name="ro3">
          <table:table-cell table:style-name="ce5" office:value-type="string">
            <text:p>Media:</text:p>
          </table:table-cell>
          <table:table-cell table:style-name="ce3" table:formula="of:=GEOMEAN([.B155:.B160])" office:value-type="float" office:value="1161.77526420422">
            <text:p>1161,7752642042</text:p>
          </table:table-cell>
          <table:table-cell table:style-name="ce3" table:formula="of:=GEOMEAN([.C155:.C160])" office:value-type="float" office:value="0.0833082795582608">
            <text:p>0,0833082796</text:p>
          </table:table-cell>
          <table:table-cell table:style-name="ce3" table:formula="of:=GEOMEAN([.D155:.D160])" office:value-type="float" office:value="1.29176633550208">
            <text:p>1,2917663355</text:p>
          </table:table-cell>
          <table:table-cell table:number-columns-repeated="11"/>
        </table:table-row>
        <table:table-row table:style-name="ro3">
          <table:table-cell table:style-name="ce5" office:value-type="string">
            <text:p>Desviación:</text:p>
          </table:table-cell>
          <table:table-cell table:style-name="ce6" table:formula="of:=STDEV([.B155:.B160])" office:value-type="float" office:value="33.844031083782">
            <text:p>33,8440310838</text:p>
          </table:table-cell>
          <table:table-cell table:style-name="ce10" table:formula="of:=STDEV([.C155:.C160])" office:value-type="float" office:value="0.00225092573548455">
            <text:p>0,0022509257</text:p>
          </table:table-cell>
          <table:table-cell table:style-name="ce10" table:formula="of:=STDEV([.D155:.D160])" office:value-type="float" office:value="0.287189426453459">
            <text:p>0,2871894265</text:p>
          </table:table-cell>
          <table:table-cell table:number-columns-repeated="11"/>
        </table:table-row>
        <table:table-row table:style-name="ro3">
          <table:table-cell table:number-columns-repeated="15"/>
        </table:table-row>
        <table:table-row table:style-name="ro3">
          <table:table-cell table:style-name="ce5" office:value-type="string">
            <text:p>GW GINX</text:p>
          </table:table-cell>
          <table:table-cell table:style-name="ce5" office:value-type="string">
            <text:p>Total TPS</text:p>
          </table:table-cell>
          <table:table-cell table:style-name="ce11" office:value-type="string">
            <text:p>AVG Response TIME</text:p>
          </table:table-cell>
          <table:table-cell table:style-name="ce11" office:value-type="string">
            <text:p>MAX RESPONSE TIME</text:p>
          </table:table-cell>
          <table:table-cell table:number-columns-repeated="11"/>
        </table:table-row>
        <table:table-row table:style-name="ro3">
          <table:table-cell table:style-name="ce3"/>
          <table:table-cell table:style-name="ce3" office:value-type="float" office:value="1149.66">
            <text:p>1149,66</text:p>
          </table:table-cell>
          <table:table-cell table:style-name="ce3" office:value-type="float" office:value="0.084">
            <text:p>0,084</text:p>
          </table:table-cell>
          <table:table-cell table:style-name="ce3" office:value-type="float" office:value="0.286">
            <text:p>0,286</text:p>
          </table:table-cell>
          <table:table-cell table:number-columns-repeated="11"/>
        </table:table-row>
        <table:table-row table:style-name="ro3">
          <table:table-cell table:style-name="ce4"/>
          <table:table-cell table:style-name="ce4" office:value-type="float" office:value="1061.26">
            <text:p>1061,26</text:p>
          </table:table-cell>
          <table:table-cell table:style-name="ce4" office:value-type="float" office:value="0.091">
            <text:p>0,091</text:p>
          </table:table-cell>
          <table:table-cell table:style-name="ce4" office:value-type="float" office:value="0.33">
            <text:p>0,33</text:p>
          </table:table-cell>
          <table:table-cell table:number-columns-repeated="11"/>
        </table:table-row>
        <table:table-row table:style-name="ro3">
          <table:table-cell table:style-name="ce4"/>
          <table:table-cell table:style-name="ce4" office:value-type="float" office:value="1089.69">
            <text:p>1089,69</text:p>
          </table:table-cell>
          <table:table-cell table:style-name="ce4" office:value-type="float" office:value="0.089">
            <text:p>0,089</text:p>
          </table:table-cell>
          <table:table-cell table:style-name="ce4" office:value-type="float" office:value="0.386">
            <text:p>0,386</text:p>
          </table:table-cell>
          <table:table-cell table:number-columns-repeated="11"/>
        </table:table-row>
        <table:table-row table:style-name="ro3">
          <table:table-cell table:style-name="ce4"/>
          <table:table-cell table:style-name="ce4" office:value-type="float" office:value="1077.52">
            <text:p>1077,52</text:p>
          </table:table-cell>
          <table:table-cell table:style-name="ce4" office:value-type="float" office:value="0.09">
            <text:p>0,09</text:p>
          </table:table-cell>
          <table:table-cell table:style-name="ce4" office:value-type="float" office:value="0.356">
            <text:p>0,356</text:p>
          </table:table-cell>
          <table:table-cell table:number-columns-repeated="11"/>
        </table:table-row>
        <table:table-row table:style-name="ro3">
          <table:table-cell table:style-name="ce4"/>
          <table:table-cell table:style-name="ce4" office:value-type="float" office:value="1134.69">
            <text:p>1134,69</text:p>
          </table:table-cell>
          <table:table-cell table:style-name="ce4" office:value-type="float" office:value="0.085">
            <text:p>0,085</text:p>
          </table:table-cell>
          <table:table-cell table:style-name="ce4" office:value-type="float" office:value="0.297">
            <text:p>0,297</text:p>
          </table:table-cell>
          <table:table-cell table:number-columns-repeated="11"/>
        </table:table-row>
        <table:table-row table:style-name="ro3">
          <table:table-cell table:style-name="ce4"/>
          <table:table-cell table:style-name="ce4" office:value-type="float" office:value="1047.77">
            <text:p>1047,77</text:p>
          </table:table-cell>
          <table:table-cell table:style-name="ce4" office:value-type="float" office:value="0.092">
            <text:p>0,092</text:p>
          </table:table-cell>
          <table:table-cell table:style-name="ce4" office:value-type="float" office:value="0.286">
            <text:p>0,286</text:p>
          </table:table-cell>
          <table:table-cell table:number-columns-repeated="11"/>
        </table:table-row>
        <table:table-row table:style-name="ro3">
          <table:table-cell table:style-name="ce5" office:value-type="string">
            <text:p>Media:</text:p>
          </table:table-cell>
          <table:table-cell table:style-name="ce3" table:formula="of:=GEOMEAN([.B165:.B170])" office:value-type="float" office:value="1092.80779668186">
            <text:p>1092,8077966819</text:p>
          </table:table-cell>
          <table:table-cell table:style-name="ce3" table:formula="of:=GEOMEAN([.C165:.C170])" office:value-type="float" office:value="0.0884490809403894">
            <text:p>0,0884490809</text:p>
          </table:table-cell>
          <table:table-cell table:style-name="ce3" table:formula="of:=GEOMEAN([.D165:.D170])" office:value-type="float" office:value="0.321370957219171">
            <text:p>0,3213709572</text:p>
          </table:table-cell>
          <table:table-cell table:number-columns-repeated="11"/>
        </table:table-row>
        <table:table-row table:style-name="ro3">
          <table:table-cell table:style-name="ce5" office:value-type="string">
            <text:p>Desviación:</text:p>
          </table:table-cell>
          <table:table-cell table:style-name="ce6" table:formula="of:=STDEV([.B165:.B170])" office:value-type="float" office:value="40.6228031611147">
            <text:p>40,6228031611</text:p>
          </table:table-cell>
          <table:table-cell table:style-name="ce10" table:formula="of:=STDEV([.C165:.C170])" office:value-type="float" office:value="0.00327108544675922">
            <text:p>0,0032710854</text:p>
          </table:table-cell>
          <table:table-cell table:style-name="ce10" table:formula="of:=STDEV([.D165:.D170])" office:value-type="float" office:value="0.0412783236093715">
            <text:p>0,0412783236</text:p>
          </table:table-cell>
          <table:table-cell table:number-columns-repeated="11"/>
        </table:table-row>
        <table:table-row table:style-name="ro3">
          <table:table-cell table:number-columns-repeated="15"/>
        </table:table-row>
        <table:table-row table:style-name="ro3">
          <table:table-cell table:style-name="ce5" office:value-type="string">
            <text:p>GW HAP</text:p>
          </table:table-cell>
          <table:table-cell table:style-name="ce5" office:value-type="string">
            <text:p>Total TPS</text:p>
          </table:table-cell>
          <table:table-cell table:style-name="ce11" office:value-type="string">
            <text:p>AVG Response TIME</text:p>
          </table:table-cell>
          <table:table-cell table:style-name="ce11" office:value-type="string">
            <text:p>MAX RESPONSE TIME</text:p>
          </table:table-cell>
          <table:table-cell table:number-columns-repeated="11"/>
        </table:table-row>
        <table:table-row table:style-name="ro3">
          <table:table-cell table:style-name="ce3"/>
          <table:table-cell table:style-name="ce3" office:value-type="float" office:value="1116.93">
            <text:p>1116,93</text:p>
          </table:table-cell>
          <table:table-cell table:style-name="ce3" office:value-type="float" office:value="0.086">
            <text:p>0,086</text:p>
          </table:table-cell>
          <table:table-cell table:style-name="ce3" office:value-type="float" office:value="0.304">
            <text:p>0,304</text:p>
          </table:table-cell>
          <table:table-cell table:number-columns-repeated="11"/>
        </table:table-row>
        <table:table-row table:style-name="ro3">
          <table:table-cell table:style-name="ce4"/>
          <table:table-cell table:style-name="ce4" office:value-type="float" office:value="1136.29">
            <text:p>1136,29</text:p>
          </table:table-cell>
          <table:table-cell table:style-name="ce4" office:value-type="float" office:value="0.085">
            <text:p>0,085</text:p>
          </table:table-cell>
          <table:table-cell table:style-name="ce4" office:value-type="float" office:value="0.269">
            <text:p>0,269</text:p>
          </table:table-cell>
          <table:table-cell table:number-columns-repeated="11"/>
        </table:table-row>
        <table:table-row table:style-name="ro3">
          <table:table-cell table:style-name="ce4"/>
          <table:table-cell table:style-name="ce4" office:value-type="float" office:value="1140.62">
            <text:p>1140,62</text:p>
          </table:table-cell>
          <table:table-cell table:style-name="ce4" office:value-type="float" office:value="0.085">
            <text:p>0,085</text:p>
          </table:table-cell>
          <table:table-cell table:style-name="ce4" office:value-type="float" office:value="0.247">
            <text:p>0,247</text:p>
          </table:table-cell>
          <table:table-cell table:number-columns-repeated="11"/>
        </table:table-row>
        <table:table-row table:style-name="ro3">
          <table:table-cell table:style-name="ce4"/>
          <table:table-cell table:style-name="ce4" office:value-type="float" office:value="1057.7">
            <text:p>1057,7</text:p>
          </table:table-cell>
          <table:table-cell table:style-name="ce4" office:value-type="float" office:value="0.091">
            <text:p>0,091</text:p>
          </table:table-cell>
          <table:table-cell table:style-name="ce4" office:value-type="float" office:value="0.299">
            <text:p>0,299</text:p>
          </table:table-cell>
          <table:table-cell table:number-columns-repeated="11"/>
        </table:table-row>
        <table:table-row table:style-name="ro3">
          <table:table-cell table:style-name="ce4"/>
          <table:table-cell table:style-name="ce4" office:value-type="float" office:value="1106.29">
            <text:p>1106,29</text:p>
          </table:table-cell>
          <table:table-cell table:style-name="ce4" office:value-type="float" office:value="0.087">
            <text:p>0,087</text:p>
          </table:table-cell>
          <table:table-cell table:style-name="ce4" office:value-type="float" office:value="0.281">
            <text:p>0,281</text:p>
          </table:table-cell>
          <table:table-cell table:number-columns-repeated="11"/>
        </table:table-row>
        <table:table-row table:style-name="ro3">
          <table:table-cell table:style-name="ce4"/>
          <table:table-cell table:style-name="ce4" office:value-type="float" office:value="1124.43">
            <text:p>1124,43</text:p>
          </table:table-cell>
          <table:table-cell table:style-name="ce4" office:value-type="float" office:value="0.086">
            <text:p>0,086</text:p>
          </table:table-cell>
          <table:table-cell table:style-name="ce4" office:value-type="float" office:value="0.316">
            <text:p>0,316</text:p>
          </table:table-cell>
          <table:table-cell table:number-columns-repeated="11"/>
        </table:table-row>
        <table:table-row table:style-name="ro3">
          <table:table-cell table:style-name="ce5" office:value-type="string">
            <text:p>Media:</text:p>
          </table:table-cell>
          <table:table-cell table:style-name="ce3" table:formula="of:=GEOMEAN([.B175:.B180])" office:value-type="float" office:value="1113.36271436294">
            <text:p>1113,3627143629</text:p>
          </table:table-cell>
          <table:table-cell table:style-name="ce3" table:formula="of:=GEOMEAN([.C175:.C180])" office:value-type="float" office:value="0.0866428174992296">
            <text:p>0,0866428175</text:p>
          </table:table-cell>
          <table:table-cell table:style-name="ce3" table:formula="of:=GEOMEAN([.D175:.D180])" office:value-type="float" office:value="0.285034809761586">
            <text:p>0,2850348098</text:p>
          </table:table-cell>
          <table:table-cell table:number-columns-repeated="11"/>
        </table:table-row>
        <table:table-row table:style-name="ro3">
          <table:table-cell table:style-name="ce5" office:value-type="string">
            <text:p>Desviación:</text:p>
          </table:table-cell>
          <table:table-cell table:style-name="ce6" table:formula="of:=STDEV([.B175:.B180])" office:value-type="float" office:value="30.1710715752689">
            <text:p>30,1710715753</text:p>
          </table:table-cell>
          <table:table-cell table:style-name="ce10" table:formula="of:=STDEV([.C175:.C180])" office:value-type="float" office:value="0.00225092573548455">
            <text:p>0,0022509257</text:p>
          </table:table-cell>
          <table:table-cell table:style-name="ce10" table:formula="of:=STDEV([.D175:.D180])" office:value-type="float" office:value="0.0254086599410516">
            <text:p>0,0254086599</text:p>
          </table:table-cell>
          <table:table-cell table:number-columns-repeated="11"/>
        </table:table-row>
        <table:table-row table:style-name="ro3" table:number-rows-repeated="1048393">
          <table:table-cell table:number-columns-repeated="15"/>
        </table:table-row>
        <table:table-row table:style-name="ro3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2:08:14.561175960</meta:creation-date>
    <dc:date>2015-06-22T19:50:38</dc:date>
    <meta:editing-duration>PT1H40M2S</meta:editing-duration>
    <meta:editing-cycles>10</meta:editing-cycles>
    <meta:generator>LibreOffice/3.5$Linux_X86_64 LibreOffice_project/350m1$Build-2</meta:generator>
    <meta:document-statistic meta:table-count="1" meta:cell-count="663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5cm" svg:height="8.998cm" xlink:href=".." xlink:type="simple" chart:class="chart:bar" chart:style-name="ch1">
        <chart:title svg:x="6.189cm" svg:y="0.315cm" chart:style-name="ch2">
          <text:p>OPENWEBLOAD</text:p>
        </chart:title>
        <chart:subtitle svg:x="7.062cm" svg:y="1.273cm" chart:style-name="ch3">
          <text:p>Total TPS</text:p>
        </chart:subtitle>
        <chart:legend chart:legend-position="end" svg:x="13.695cm" svg:y="3.702cm" style:legend-expansion="high" chart:style-name="ch4"/>
        <chart:plot-area chart:style-name="ch5" table:cell-range-address="Hoja1.A161:Hoja1.B162 Hoja1.A154:Hoja1.A154 Hoja1.A164:Hoja1.A164 Hoja1.B171:Hoja1.B172 Hoja1.A174:Hoja1.A174 Hoja1.B181:Hoja1.B182" chart:data-source-has-labels="both" svg:x="0.769cm" svg:y="2.314cm" svg:width="12.288cm" svg:height="6.085cm">
          <chartooo:coordinate-region svg:x="1.761cm" svg:y="2.513cm" svg:width="11.296cm" svg:height="5.239cm"/>
          <chart:axis chart:dimension="x" chart:name="primary-x" chart:style-name="ch6" chartooo:axis-type="auto">
            <chartooo:date-scale/>
            <chart:categories table:cell-range-address="Hoja1.A161:Hoja1.A16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B161:Hoja1.B162" chart:label-cell-address="Hoja1.A154:Hoja1.A154" chart:class="chart:bar">
            <chart:data-point chart:repeated="2"/>
          </chart:series>
          <chart:series chart:style-name="ch10" chart:values-cell-range-address="Hoja1.B171:Hoja1.B172" chart:label-cell-address="Hoja1.A164:Hoja1.A164" chart:class="chart:bar">
            <chart:data-point chart:repeated="2"/>
          </chart:series>
          <chart:series chart:style-name="ch11" chart:values-cell-range-address="Hoja1.B181:Hoja1.B182" chart:label-cell-address="Hoja1.A174:Hoja1.A174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1</text:p>
                <draw:g>
                  <svg:desc>Hoja1.A154:Hoja1.A154</svg:desc>
                </draw:g>
              </table:table-cell>
              <table:table-cell office:value-type="string">
                <text:p>GW GINX</text:p>
                <draw:g>
                  <svg:desc>Hoja1.A164:Hoja1.A164</svg:desc>
                </draw:g>
              </table:table-cell>
              <table:table-cell office:value-type="string">
                <text:p>GW HAP</text:p>
                <draw:g>
                  <svg:desc>Hoja1.A174:Hoja1.A1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dia:</text:p>
                <draw:g>
                  <svg:desc>Hoja1.A161:Hoja1.A162</svg:desc>
                </draw:g>
              </table:table-cell>
              <table:table-cell office:value-type="float" office:value="1161.77526420422">
                <text:p>1161.77526420422</text:p>
                <draw:g>
                  <svg:desc>Hoja1.B161:Hoja1.B162</svg:desc>
                </draw:g>
              </table:table-cell>
              <table:table-cell office:value-type="float" office:value="1092.80779668186">
                <text:p>1092.80779668186</text:p>
                <draw:g>
                  <svg:desc>Hoja1.B171:Hoja1.B172</svg:desc>
                </draw:g>
              </table:table-cell>
              <table:table-cell office:value-type="float" office:value="1113.36271436294">
                <text:p>1113.36271436294</text:p>
                <draw:g>
                  <svg:desc>Hoja1.B181:Hoja1.B182</svg:desc>
                </draw:g>
              </table:table-cell>
            </table:table-row>
            <table:table-row>
              <table:table-cell office:value-type="string">
                <text:p>Desviación:</text:p>
              </table:table-cell>
              <table:table-cell office:value-type="float" office:value="33.844031083782">
                <text:p>33.844031083782</text:p>
              </table:table-cell>
              <table:table-cell office:value-type="float" office:value="40.6228031611147">
                <text:p>40.6228031611147</text:p>
              </table:table-cell>
              <table:table-cell office:value-type="float" office:value="30.1710715752689">
                <text:p>30.17107157526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97cm" svg:y="0.316cm" chart:style-name="ch2">
          <text:p>OPENWEBLOAD</text:p>
        </chart:title>
        <chart:subtitle svg:x="3.524cm" svg:y="1.275cm" chart:style-name="ch3">
          <text:p>AVG Response time &amp; MAX Response time Media</text:p>
        </chart:subtitle>
        <chart:legend chart:legend-position="end" svg:x="13.71cm" svg:y="3.703cm" style:legend-expansion="high" chart:style-name="ch4"/>
        <chart:plot-area chart:style-name="ch5" table:cell-range-address="Hoja1.C164:Hoja1.D164 Hoja1.A154:Hoja1.A154 Hoja1.C161:Hoja1.D161 Hoja1.A164:Hoja1.A164 Hoja1.C171:Hoja1.D171 Hoja1.A174:Hoja1.A174 Hoja1.C181:Hoja1.D181" chart:data-source-has-labels="both" svg:x="0.77cm" svg:y="2.318cm" svg:width="12.3cm" svg:height="6.082cm">
          <chartooo:coordinate-region svg:x="1.497cm" svg:y="2.517cm" svg:width="11.573cm" svg:height="5.236cm"/>
          <chart:axis chart:dimension="x" chart:name="primary-x" chart:style-name="ch6" chartooo:axis-type="auto">
            <chartooo:date-scale/>
            <chart:categories table:cell-range-address="Hoja1.C164:Hoja1.D16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C161:Hoja1.D161" chart:label-cell-address="Hoja1.A154:Hoja1.A154" chart:class="chart:bar">
            <chart:data-point chart:repeated="2"/>
          </chart:series>
          <chart:series chart:style-name="ch10" chart:values-cell-range-address="Hoja1.C171:Hoja1.D171" chart:label-cell-address="Hoja1.A164:Hoja1.A164" chart:class="chart:bar">
            <chart:data-point chart:repeated="2"/>
          </chart:series>
          <chart:series chart:style-name="ch11" chart:values-cell-range-address="Hoja1.C181:Hoja1.D181" chart:label-cell-address="Hoja1.A174:Hoja1.A174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Response TIME</text:p>
                <draw:g>
                  <svg:desc>Hoja1.C164:Hoja1.D164</svg:desc>
                </draw:g>
              </table:table-cell>
              <table:table-cell office:value-type="string">
                <text:p>MAX RESPONSE TIME</text:p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Hoja1.A154:Hoja1.A154</svg:desc>
                </draw:g>
              </table:table-cell>
              <table:table-cell office:value-type="float" office:value="0.0833082795582608">
                <text:p>0.0833082795582608</text:p>
                <draw:g>
                  <svg:desc>Hoja1.C161:Hoja1.D161</svg:desc>
                </draw:g>
              </table:table-cell>
              <table:table-cell office:value-type="float" office:value="1.29176633550208">
                <text:p>1.29176633550208</text:p>
              </table:table-cell>
            </table:table-row>
            <table:table-row>
              <table:table-cell office:value-type="string">
                <text:p>GW GINX</text:p>
                <draw:g>
                  <svg:desc>Hoja1.A164:Hoja1.A164</svg:desc>
                </draw:g>
              </table:table-cell>
              <table:table-cell office:value-type="float" office:value="0.0884490809403894">
                <text:p>0.0884490809403894</text:p>
                <draw:g>
                  <svg:desc>Hoja1.C171:Hoja1.D171</svg:desc>
                </draw:g>
              </table:table-cell>
              <table:table-cell office:value-type="float" office:value="0.321370957219171">
                <text:p>0.321370957219171</text:p>
              </table:table-cell>
            </table:table-row>
            <table:table-row>
              <table:table-cell office:value-type="string">
                <text:p>GW HAP</text:p>
                <draw:g>
                  <svg:desc>Hoja1.A174:Hoja1.A174</svg:desc>
                </draw:g>
              </table:table-cell>
              <table:table-cell office:value-type="float" office:value="0.0866428174992296">
                <text:p>0.0866428174992296</text:p>
                <draw:g>
                  <svg:desc>Hoja1.C181:Hoja1.D181</svg:desc>
                </draw:g>
              </table:table-cell>
              <table:table-cell office:value-type="float" office:value="0.285034809761586">
                <text:p>0.2850348097615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97cm" svg:y="0.316cm" chart:style-name="ch2">
          <text:p>OPENWEBLOAD</text:p>
        </chart:title>
        <chart:subtitle svg:x="3.088cm" svg:y="1.275cm" chart:style-name="ch3">
          <text:p>AVG Response time &amp; MAX Response time Desviación</text:p>
        </chart:subtitle>
        <chart:legend chart:legend-position="end" svg:x="13.71cm" svg:y="3.703cm" style:legend-expansion="high" chart:style-name="ch4"/>
        <chart:plot-area chart:style-name="ch5" table:cell-range-address="Hoja1.C154:Hoja1.D154 Hoja1.A154:Hoja1.A154 Hoja1.C162:Hoja1.D162 Hoja1.A164:Hoja1.A164 Hoja1.C172:Hoja1.D172 Hoja1.A174:Hoja1.A174 Hoja1.C182:Hoja1.D182" chart:data-source-has-labels="both" svg:x="0.77cm" svg:y="2.318cm" svg:width="12.3cm" svg:height="6.082cm">
          <chartooo:coordinate-region svg:x="1.682cm" svg:y="2.518cm" svg:width="11.388cm" svg:height="5.235cm"/>
          <chart:axis chart:dimension="x" chart:name="primary-x" chart:style-name="ch6" chartooo:axis-type="auto">
            <chartooo:date-scale/>
            <chart:categories table:cell-range-address="Hoja1.C154:Hoja1.D15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C162:Hoja1.D162" chart:label-cell-address="Hoja1.A154:Hoja1.A154" chart:class="chart:bar">
            <chart:data-point chart:repeated="2"/>
          </chart:series>
          <chart:series chart:style-name="ch10" chart:values-cell-range-address="Hoja1.C172:Hoja1.D172" chart:label-cell-address="Hoja1.A164:Hoja1.A164" chart:class="chart:bar">
            <chart:data-point chart:repeated="2"/>
          </chart:series>
          <chart:series chart:style-name="ch11" chart:values-cell-range-address="Hoja1.C182:Hoja1.D182" chart:label-cell-address="Hoja1.A174:Hoja1.A174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Response TIME</text:p>
                <draw:g>
                  <svg:desc>Hoja1.C154:Hoja1.D154</svg:desc>
                </draw:g>
              </table:table-cell>
              <table:table-cell office:value-type="string">
                <text:p>MAX RESPONSE TIME</text:p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Hoja1.A154:Hoja1.A154</svg:desc>
                </draw:g>
              </table:table-cell>
              <table:table-cell office:value-type="float" office:value="0.00225092573548455">
                <text:p>0.00225092573548455</text:p>
                <draw:g>
                  <svg:desc>Hoja1.C162:Hoja1.D162</svg:desc>
                </draw:g>
              </table:table-cell>
              <table:table-cell office:value-type="float" office:value="0.287189426453459">
                <text:p>0.287189426453459</text:p>
              </table:table-cell>
            </table:table-row>
            <table:table-row>
              <table:table-cell office:value-type="string">
                <text:p>GW GINX</text:p>
                <draw:g>
                  <svg:desc>Hoja1.A164:Hoja1.A164</svg:desc>
                </draw:g>
              </table:table-cell>
              <table:table-cell office:value-type="float" office:value="0.00327108544675922">
                <text:p>0.00327108544675922</text:p>
                <draw:g>
                  <svg:desc>Hoja1.C172:Hoja1.D172</svg:desc>
                </draw:g>
              </table:table-cell>
              <table:table-cell office:value-type="float" office:value="0.0412783236093715">
                <text:p>0.0412783236093715</text:p>
              </table:table-cell>
            </table:table-row>
            <table:table-row>
              <table:table-cell office:value-type="string">
                <text:p>GW HAP</text:p>
                <draw:g>
                  <svg:desc>Hoja1.A174:Hoja1.A174</svg:desc>
                </draw:g>
              </table:table-cell>
              <table:table-cell office:value-type="float" office:value="0.00225092573548455">
                <text:p>0.00225092573548455</text:p>
                <draw:g>
                  <svg:desc>Hoja1.C182:Hoja1.D182</svg:desc>
                </draw:g>
              </table:table-cell>
              <table:table-cell office:value-type="float" office:value="0.0254086599410516">
                <text:p>0.02540865994105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11cm" svg:y="0.316cm" chart:style-name="ch2">
          <text:p>HTTPERF</text:p>
        </chart:title>
        <chart:subtitle svg:x="5.403cm" svg:y="1.275cm" chart:style-name="ch3">
          <text:p>Total conect &amp; Replies Media</text:p>
        </chart:subtitle>
        <chart:legend chart:legend-position="end" svg:x="13.472cm" svg:y="3.703cm" style:legend-expansion="high" chart:style-name="ch4"/>
        <chart:plot-area chart:style-name="ch5" table:cell-range-address="Hoja1.A114:Hoja1.C114 Hoja1.B121:Hoja1.C121 Hoja1.A124:Hoja1.A124 Hoja1.B131:Hoja1.C131 Hoja1.A134:Hoja1.A134 Hoja1.B141:Hoja1.C141" chart:data-source-has-labels="both" svg:x="0.77cm" svg:y="2.318cm" svg:width="12.062cm" svg:height="6.082cm">
          <chartooo:coordinate-region svg:x="1.947cm" svg:y="2.517cm" svg:width="10.885cm" svg:height="5.236cm"/>
          <chart:axis chart:dimension="x" chart:name="primary-x" chart:style-name="ch6" chartooo:axis-type="auto">
            <chartooo:date-scale/>
            <chart:categories table:cell-range-address="Hoja1.B114:Hoja1.C1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B121:Hoja1.C121" chart:label-cell-address="Hoja1.A114:Hoja1.A114" chart:class="chart:bar">
            <chart:data-point chart:repeated="2"/>
          </chart:series>
          <chart:series chart:style-name="ch10" chart:values-cell-range-address="Hoja1.B131:Hoja1.C131" chart:label-cell-address="Hoja1.A124:Hoja1.A124" chart:class="chart:bar">
            <chart:data-point chart:repeated="2"/>
          </chart:series>
          <chart:series chart:style-name="ch11" chart:values-cell-range-address="Hoja1.B141:Hoja1.C141" chart:label-cell-address="Hoja1.A134:Hoja1.A134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conect</text:p>
                <draw:g>
                  <svg:desc>Hoja1.B114:Hoja1.C114</svg:desc>
                </draw:g>
              </table:table-cell>
              <table:table-cell office:value-type="string">
                <text:p>Replies</text:p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Hoja1.A114:Hoja1.A114</svg:desc>
                </draw:g>
              </table:table-cell>
              <table:table-cell office:value-type="float" office:value="10367.7995764722">
                <text:p>10367.7995764722</text:p>
                <draw:g>
                  <svg:desc>Hoja1.B121:Hoja1.C121</svg:desc>
                </draw:g>
              </table:table-cell>
              <table:table-cell office:value-type="float" office:value="10143.4638213629">
                <text:p>10143.4638213629</text:p>
              </table:table-cell>
            </table:table-row>
            <table:table-row>
              <table:table-cell office:value-type="string">
                <text:p>GW NGINX</text:p>
                <draw:g>
                  <svg:desc>Hoja1.A124:Hoja1.A124</svg:desc>
                </draw:g>
              </table:table-cell>
              <table:table-cell office:value-type="float" office:value="11328.2815947891">
                <text:p>11328.2815947891</text:p>
                <draw:g>
                  <svg:desc>Hoja1.B131:Hoja1.C131</svg:desc>
                </draw:g>
              </table:table-cell>
              <table:table-cell office:value-type="float" office:value="11170.9567418522">
                <text:p>11170.9567418522</text:p>
              </table:table-cell>
            </table:table-row>
            <table:table-row>
              <table:table-cell office:value-type="string">
                <text:p>GW HAP</text:p>
                <draw:g>
                  <svg:desc>Hoja1.A134:Hoja1.A134</svg:desc>
                </draw:g>
              </table:table-cell>
              <table:table-cell office:value-type="float" office:value="12710.2970098833">
                <text:p>12710.2970098833</text:p>
                <draw:g>
                  <svg:desc>Hoja1.B141:Hoja1.C141</svg:desc>
                </draw:g>
              </table:table-cell>
              <table:table-cell office:value-type="float" office:value="12637.0543629005">
                <text:p>12637.05436290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6cm" svg:height="8.998cm" xlink:href=".." xlink:type="simple" chart:class="chart:bar" chart:style-name="ch1">
        <chart:title svg:x="6.904cm" svg:y="0.315cm" chart:style-name="ch2">
          <text:p>HTTPERF</text:p>
        </chart:title>
        <chart:subtitle svg:x="4.999cm" svg:y="1.273cm" chart:style-name="ch3">
          <text:p>Request rate &amp; Total errors Media</text:p>
        </chart:subtitle>
        <chart:legend chart:legend-position="end" svg:x="13.458cm" svg:y="3.702cm" style:legend-expansion="high" chart:style-name="ch4"/>
        <chart:plot-area chart:style-name="ch5" table:cell-range-address="Hoja1.D114:Hoja1.E114 Hoja1.A114:Hoja1.A114 Hoja1.D121:Hoja1.E121 Hoja1.A124:Hoja1.A124 Hoja1.D131:Hoja1.E131 Hoja1.A134:Hoja1.A134 Hoja1.D141:Hoja1.E141" chart:data-source-has-labels="both" svg:x="0.769cm" svg:y="2.314cm" svg:width="12.051cm" svg:height="6.085cm">
          <chartooo:coordinate-region svg:x="1.761cm" svg:y="2.513cm" svg:width="11.059cm" svg:height="5.239cm"/>
          <chart:axis chart:dimension="x" chart:name="primary-x" chart:style-name="ch6" chartooo:axis-type="auto">
            <chartooo:date-scale/>
            <chart:categories table:cell-range-address="Hoja1.D114:Hoja1.E1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D121:Hoja1.E121" chart:label-cell-address="Hoja1.A114:Hoja1.A114" chart:class="chart:bar">
            <chart:data-point chart:repeated="2"/>
          </chart:series>
          <chart:series chart:style-name="ch10" chart:values-cell-range-address="Hoja1.D131:Hoja1.E131" chart:label-cell-address="Hoja1.A124:Hoja1.A124" chart:class="chart:bar">
            <chart:data-point chart:repeated="2"/>
          </chart:series>
          <chart:series chart:style-name="ch11" chart:values-cell-range-address="Hoja1.D141:Hoja1.E141" chart:label-cell-address="Hoja1.A134:Hoja1.A134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 rate</text:p>
                <draw:g>
                  <svg:desc>Hoja1.D114:Hoja1.E114</svg:desc>
                </draw:g>
              </table:table-cell>
              <table:table-cell office:value-type="string">
                <text:p>Total errors</text:p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Hoja1.A114:Hoja1.A114</svg:desc>
                </draw:g>
              </table:table-cell>
              <table:table-cell office:value-type="float" office:value="975.969037955206">
                <text:p>975.969037955206</text:p>
                <draw:g>
                  <svg:desc>Hoja1.D121:Hoja1.E121</svg:desc>
                </draw:g>
              </table:table-cell>
              <table:table-cell office:value-type="float" office:value="2816.39909156367">
                <text:p>2816.39909156367</text:p>
              </table:table-cell>
            </table:table-row>
            <table:table-row>
              <table:table-cell office:value-type="string">
                <text:p>GW NGINX</text:p>
                <draw:g>
                  <svg:desc>Hoja1.A124:Hoja1.A124</svg:desc>
                </draw:g>
              </table:table-cell>
              <table:table-cell office:value-type="float" office:value="1050.58359577794">
                <text:p>1050.58359577794</text:p>
                <draw:g>
                  <svg:desc>Hoja1.D131:Hoja1.E131</svg:desc>
                </draw:g>
              </table:table-cell>
              <table:table-cell office:value-type="float" office:value="1808.00857655662">
                <text:p>1808.00857655662</text:p>
              </table:table-cell>
            </table:table-row>
            <table:table-row>
              <table:table-cell office:value-type="string">
                <text:p>GW HAP</text:p>
                <draw:g>
                  <svg:desc>Hoja1.A134:Hoja1.A134</svg:desc>
                </draw:g>
              </table:table-cell>
              <table:table-cell office:value-type="float" office:value="1188.37111147842">
                <text:p>1188.37111147842</text:p>
                <draw:g>
                  <svg:desc>Hoja1.D141:Hoja1.E141</svg:desc>
                </draw:g>
              </table:table-cell>
              <table:table-cell office:value-type="float" office:value="149.983920335978">
                <text:p>149.9839203359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5cm" svg:height="8.998cm" xlink:href=".." xlink:type="simple" chart:class="chart:bar" chart:style-name="ch1">
        <chart:title svg:x="6.903cm" svg:y="0.315cm" chart:style-name="ch2">
          <text:p>HTTPERF</text:p>
        </chart:title>
        <chart:subtitle svg:x="6.956cm" svg:y="1.273cm" chart:style-name="ch3">
          <text:p>Desviación</text:p>
        </chart:subtitle>
        <chart:legend chart:legend-position="end" svg:x="13.457cm" svg:y="3.702cm" style:legend-expansion="high" chart:style-name="ch4"/>
        <chart:plot-area chart:style-name="ch5" table:cell-range-address="Hoja1.A134:Hoja1.E134 Hoja1.A114:Hoja1.A114 Hoja1.B122:Hoja1.E122 Hoja1.A124:Hoja1.A124 Hoja1.B132:Hoja1.E132 Hoja1.B142:Hoja1.E142" chart:data-source-has-labels="both" svg:x="0.769cm" svg:y="2.314cm" svg:width="12.05cm" svg:height="6.085cm">
          <chartooo:coordinate-region svg:x="1.576cm" svg:y="2.513cm" svg:width="11.243cm" svg:height="5.239cm"/>
          <chart:axis chart:dimension="x" chart:name="primary-x" chart:style-name="ch6" chartooo:axis-type="auto">
            <chartooo:date-scale/>
            <chart:categories table:cell-range-address="Hoja1.B134:Hoja1.E13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B122:Hoja1.E122" chart:label-cell-address="Hoja1.A114:Hoja1.A114" chart:class="chart:bar">
            <chart:data-point chart:repeated="4"/>
          </chart:series>
          <chart:series chart:style-name="ch10" chart:values-cell-range-address="Hoja1.B132:Hoja1.E132" chart:label-cell-address="Hoja1.A124:Hoja1.A124" chart:class="chart:bar">
            <chart:data-point chart:repeated="4"/>
          </chart:series>
          <chart:series chart:style-name="ch11" chart:values-cell-range-address="Hoja1.B142:Hoja1.E142" chart:label-cell-address="Hoja1.A134:Hoja1.A134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conect</text:p>
                <draw:g>
                  <svg:desc>Hoja1.B134:Hoja1.E134</svg:desc>
                </draw:g>
              </table:table-cell>
              <table:table-cell office:value-type="string">
                <text:p>Replies</text:p>
              </table:table-cell>
              <table:table-cell office:value-type="string">
                <text:p>Request rate</text:p>
              </table:table-cell>
              <table:table-cell office:value-type="string">
                <text:p>Total errors</text:p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Hoja1.A114:Hoja1.A114</svg:desc>
                </draw:g>
              </table:table-cell>
              <table:table-cell office:value-type="float" office:value="506.439104598635">
                <text:p>506.439104598635</text:p>
                <draw:g>
                  <svg:desc>Hoja1.B122:Hoja1.E122</svg:desc>
                </draw:g>
              </table:table-cell>
              <table:table-cell office:value-type="float" office:value="467.36484677391">
                <text:p>467.36484677391</text:p>
              </table:table-cell>
              <table:table-cell office:value-type="float" office:value="46.5675709766643">
                <text:p>46.5675709766643</text:p>
              </table:table-cell>
              <table:table-cell office:value-type="float" office:value="468.218752294267">
                <text:p>468.218752294267</text:p>
              </table:table-cell>
            </table:table-row>
            <table:table-row>
              <table:table-cell office:value-type="string">
                <text:p>GW NGINX</text:p>
                <draw:g>
                  <svg:desc>Hoja1.A124:Hoja1.A124</svg:desc>
                </draw:g>
              </table:table-cell>
              <table:table-cell office:value-type="float" office:value="263.844967105053">
                <text:p>263.844967105053</text:p>
                <draw:g>
                  <svg:desc>Hoja1.B132:Hoja1.E132</svg:desc>
                </draw:g>
              </table:table-cell>
              <table:table-cell office:value-type="float" office:value="278.130484964641">
                <text:p>278.130484964641</text:p>
              </table:table-cell>
              <table:table-cell office:value-type="float" office:value="28.3285721489806">
                <text:p>28.3285721489806</text:p>
              </table:table-cell>
              <table:table-cell office:value-type="float" office:value="278.130484964642">
                <text:p>278.130484964642</text:p>
              </table:table-cell>
            </table:table-row>
            <table:table-row>
              <table:table-cell office:value-type="string">
                <text:p>GW HAP</text:p>
                <draw:g>
                  <svg:desc>Hoja1.A134:Hoja1.A134</svg:desc>
                </draw:g>
              </table:table-cell>
              <table:table-cell office:value-type="float" office:value="294.524305731576">
                <text:p>294.524305731576</text:p>
                <draw:g>
                  <svg:desc>Hoja1.B142:Hoja1.E142</svg:desc>
                </draw:g>
              </table:table-cell>
              <table:table-cell office:value-type="float" office:value="322.388430313496">
                <text:p>322.388430313496</text:p>
              </table:table-cell>
              <table:table-cell office:value-type="float" office:value="28.9457884098303">
                <text:p>28.9457884098303</text:p>
              </table:table-cell>
              <table:table-cell office:value-type="float" office:value="322.388430313496">
                <text:p>322.38843031349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2cm" svg:height="8.998cm" xlink:href=".." xlink:type="simple" chart:class="chart:bar" chart:style-name="ch1">
        <chart:title svg:x="7.632cm" svg:y="0.315cm" chart:style-name="ch2">
          <text:p>AB</text:p>
        </chart:title>
        <chart:subtitle svg:x="7.407cm" svg:y="1.273cm" chart:style-name="ch3">
          <text:p>Media</text:p>
        </chart:subtitle>
        <chart:legend chart:legend-position="end" svg:x="13.484cm" svg:y="3.702cm" style:legend-expansion="high" chart:style-name="ch4"/>
        <chart:plot-area chart:style-name="ch5" table:cell-range-address="Hoja1.A74:Hoja1.E74 Hoja1.B81:Hoja1.E81 Hoja1.A84:Hoja1.A84 Hoja1.B91:Hoja1.E91 Hoja1.A94:Hoja1.A94 Hoja1.B101:Hoja1.E101" chart:data-source-has-labels="both" svg:x="0.77cm" svg:y="2.314cm" svg:width="12.074cm" svg:height="6.085cm">
          <chartooo:coordinate-region svg:x="1.762cm" svg:y="2.513cm" svg:width="10.683cm" svg:height="4.841cm"/>
          <chart:axis chart:dimension="x" chart:name="primary-x" chart:style-name="ch6" chartooo:axis-type="auto">
            <chartooo:date-scale/>
            <chart:categories table:cell-range-address="Hoja1.B74:Hoja1.E7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B81:Hoja1.E81" chart:label-cell-address="Hoja1.A74:Hoja1.A74" chart:class="chart:bar">
            <chart:data-point chart:repeated="4"/>
          </chart:series>
          <chart:series chart:style-name="ch10" chart:values-cell-range-address="Hoja1.B91:Hoja1.E91" chart:label-cell-address="Hoja1.A84:Hoja1.A84" chart:class="chart:bar">
            <chart:data-point chart:repeated="4"/>
          </chart:series>
          <chart:series chart:style-name="ch11" chart:values-cell-range-address="Hoja1.B101:Hoja1.E101" chart:label-cell-address="Hoja1.A94:Hoja1.A94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 (seg)</text:p>
                <draw:g>
                  <svg:desc>Hoja1.B74:Hoja1.E74</svg:desc>
                </draw:g>
              </table:table-cell>
              <table:table-cell office:value-type="string">
                <text:p>failed requests</text:p>
              </table:table-cell>
              <table:table-cell office:value-type="string">
                <text:p>request per second</text:p>
              </table:table-cell>
              <table:table-cell office:value-type="string">
                <text:p>time per request (ms)</text:p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Hoja1.A74:Hoja1.A74</svg:desc>
                </draw:g>
              </table:table-cell>
              <table:table-cell office:value-type="float" office:value="93.2931795136689">
                <text:p>93.2931795136689</text:p>
                <draw:g>
                  <svg:desc>Hoja1.B81:Hoja1.E8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350.17244126229">
                <text:p>1350.17244126229</text:p>
              </table:table-cell>
              <table:table-cell office:value-type="float" office:value="108.58405195009">
                <text:p>108.58405195009</text:p>
              </table:table-cell>
            </table:table-row>
            <table:table-row>
              <table:table-cell office:value-type="string">
                <text:p>GW NGINX</text:p>
                <draw:g>
                  <svg:desc>Hoja1.A84:Hoja1.A84</svg:desc>
                </draw:g>
              </table:table-cell>
              <table:table-cell office:value-type="float" office:value="91.2788880562699">
                <text:p>91.2788880562699</text:p>
                <draw:g>
                  <svg:desc>Hoja1.B91:Hoja1.E9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432.3683946543">
                <text:p>1432.3683946543</text:p>
              </table:table-cell>
              <table:table-cell office:value-type="float" office:value="105.197281250106">
                <text:p>105.197281250106</text:p>
              </table:table-cell>
            </table:table-row>
            <table:table-row>
              <table:table-cell office:value-type="string">
                <text:p>GW HAP</text:p>
                <draw:g>
                  <svg:desc>Hoja1.A94:Hoja1.A94</svg:desc>
                </draw:g>
              </table:table-cell>
              <table:table-cell office:value-type="float" office:value="83.2879860083976">
                <text:p>83.2879860083976</text:p>
                <draw:g>
                  <svg:desc>Hoja1.B101:Hoja1.E10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560.85265088154">
                <text:p>1560.85265088154</text:p>
              </table:table-cell>
              <table:table-cell office:value-type="float" office:value="96.1012414713055">
                <text:p>96.101241471305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5cm" svg:height="8.999cm" xlink:href=".." xlink:type="simple" chart:class="chart:bar" chart:style-name="ch1">
        <chart:title svg:x="7.618cm" svg:y="0.315cm" chart:style-name="ch2">
          <text:p>AB</text:p>
        </chart:title>
        <chart:subtitle svg:x="6.956cm" svg:y="1.273cm" chart:style-name="ch3">
          <text:p>Desviación</text:p>
        </chart:subtitle>
        <chart:legend chart:legend-position="end" svg:x="13.457cm" svg:y="3.702cm" style:legend-expansion="high" chart:style-name="ch4"/>
        <chart:plot-area chart:style-name="ch5" table:cell-range-address="Hoja1.A94:Hoja1.E94 Hoja1.A74:Hoja1.A74 Hoja1.B82:Hoja1.E82 Hoja1.A84:Hoja1.A84 Hoja1.B92:Hoja1.E92 Hoja1.B102:Hoja1.E102" chart:data-source-has-labels="both" svg:x="0.769cm" svg:y="2.314cm" svg:width="12.05cm" svg:height="6.086cm">
          <chartooo:coordinate-region svg:x="1.39cm" svg:y="2.513cm" svg:width="11.058cm" svg:height="4.842cm"/>
          <chart:axis chart:dimension="x" chart:name="primary-x" chart:style-name="ch6" chartooo:axis-type="auto">
            <chartooo:date-scale/>
            <chart:categories table:cell-range-address="Hoja1.B94:Hoja1.E9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B82:Hoja1.E82" chart:label-cell-address="Hoja1.A74:Hoja1.A74" chart:class="chart:bar">
            <chart:data-point chart:repeated="4"/>
          </chart:series>
          <chart:series chart:style-name="ch10" chart:values-cell-range-address="Hoja1.B92:Hoja1.E92" chart:label-cell-address="Hoja1.A84:Hoja1.A84" chart:class="chart:bar">
            <chart:data-point chart:repeated="4"/>
          </chart:series>
          <chart:series chart:style-name="ch11" chart:values-cell-range-address="Hoja1.B102:Hoja1.E102" chart:label-cell-address="Hoja1.A94:Hoja1.A94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 (seg)</text:p>
                <draw:g>
                  <svg:desc>Hoja1.B94:Hoja1.E94</svg:desc>
                </draw:g>
              </table:table-cell>
              <table:table-cell office:value-type="string">
                <text:p>failed requests</text:p>
              </table:table-cell>
              <table:table-cell office:value-type="string">
                <text:p>request per second</text:p>
              </table:table-cell>
              <table:table-cell office:value-type="string">
                <text:p>time per request (ms)</text:p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Hoja1.A74:Hoja1.A74</svg:desc>
                </draw:g>
              </table:table-cell>
              <table:table-cell office:value-type="float" office:value="1.00519822257437">
                <text:p>1.00519822257437</text:p>
                <draw:g>
                  <svg:desc>Hoja1.B82:Hoja1.E8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7.3036808873822">
                <text:p>27.3036808873822</text:p>
              </table:table-cell>
              <table:table-cell office:value-type="float" office:value="0.874671824171785">
                <text:p>0.874671824171785</text:p>
              </table:table-cell>
            </table:table-row>
            <table:table-row>
              <table:table-cell office:value-type="string">
                <text:p>GW NGINX</text:p>
                <draw:g>
                  <svg:desc>Hoja1.A84:Hoja1.A84</svg:desc>
                </draw:g>
              </table:table-cell>
              <table:table-cell office:value-type="float" office:value="0.412766600716031">
                <text:p>0.412766600716031</text:p>
                <draw:g>
                  <svg:desc>Hoja1.B92:Hoja1.E9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3.1494690640598">
                <text:p>13.1494690640598</text:p>
              </table:table-cell>
              <table:table-cell office:value-type="float" office:value="0.373137731496921">
                <text:p>0.373137731496921</text:p>
              </table:table-cell>
            </table:table-row>
            <table:table-row>
              <table:table-cell office:value-type="string">
                <text:p>GW HAP</text:p>
                <draw:g>
                  <svg:desc>Hoja1.A94:Hoja1.A94</svg:desc>
                </draw:g>
              </table:table-cell>
              <table:table-cell office:value-type="float" office:value="1.18775654071026">
                <text:p>1.18775654071026</text:p>
                <draw:g>
                  <svg:desc>Hoja1.B102:Hoja1.E10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2.0599915382274">
                <text:p>22.0599915382274</text:p>
              </table:table-cell>
              <table:table-cell office:value-type="float" office:value="1.37038544456174">
                <text:p>1.3703854445617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